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1c1fd"/>
    </style:style>
    <style:style style:name="P2" style:family="paragraph" style:parent-style-name="Text_20_body">
      <style:text-properties fo:font-style="italic" officeooo:rsid="0052a2b7" officeooo:paragraph-rsid="0011c1fd" style:font-style-asian="italic" style:font-style-complex="italic"/>
    </style:style>
    <style:style style:name="P3" style:family="paragraph" style:parent-style-name="Text_20_body">
      <style:text-properties fo:font-style="italic" officeooo:rsid="005b5a46" officeooo:paragraph-rsid="0011c1fd" style:font-style-asian="italic" style:font-style-complex="italic"/>
    </style:style>
    <style:style style:name="P4" style:family="paragraph" style:parent-style-name="Text_20_body">
      <style:text-properties fo:font-style="italic" officeooo:rsid="01fb24cb" officeooo:paragraph-rsid="01f04dcd" style:font-style-asian="italic" style:font-style-complex="italic"/>
    </style:style>
    <style:style style:name="P5" style:family="paragraph" style:parent-style-name="Text_20_body">
      <style:text-properties fo:font-style="italic" officeooo:rsid="020dda5d" officeooo:paragraph-rsid="01f04dcd" style:font-style-asian="italic" style:font-style-complex="italic"/>
    </style:style>
    <style:style style:name="P6" style:family="paragraph" style:parent-style-name="Text_20_body">
      <style:text-properties fo:font-style="italic" officeooo:rsid="0238eb5c" officeooo:paragraph-rsid="01f04dcd" style:font-style-asian="italic" style:font-style-complex="italic"/>
    </style:style>
    <style:style style:name="P7" style:family="paragraph" style:parent-style-name="Text_20_body">
      <style:text-properties fo:font-style="normal" officeooo:paragraph-rsid="0011c1fd" style:font-style-asian="normal" style:font-style-complex="normal"/>
    </style:style>
    <style:style style:name="P8" style:family="paragraph" style:parent-style-name="Text_20_body">
      <style:text-properties fo:font-style="normal" officeooo:paragraph-rsid="007f6f55" style:font-style-asian="normal" style:font-style-complex="normal"/>
    </style:style>
    <style:style style:name="P9" style:family="paragraph" style:parent-style-name="Text_20_body">
      <style:text-properties fo:font-style="normal" officeooo:rsid="00808e6b" officeooo:paragraph-rsid="007f6f55" style:font-style-asian="normal" style:font-style-complex="normal"/>
    </style:style>
    <style:style style:name="P10" style:family="paragraph" style:parent-style-name="Text_20_body">
      <style:text-properties fo:font-style="normal" officeooo:paragraph-rsid="00a963b4" style:font-style-asian="normal" style:font-style-complex="normal"/>
    </style:style>
    <style:style style:name="P11" style:family="paragraph" style:parent-style-name="Text_20_body">
      <style:text-properties fo:font-style="normal" officeooo:paragraph-rsid="00e308ca" style:font-style-asian="normal" style:font-style-complex="normal"/>
    </style:style>
    <style:style style:name="P12" style:family="paragraph" style:parent-style-name="Text_20_body">
      <style:text-properties fo:font-style="normal" officeooo:paragraph-rsid="011770ba" style:font-style-asian="normal" style:font-style-complex="normal"/>
    </style:style>
    <style:style style:name="P13" style:family="paragraph" style:parent-style-name="Text_20_body">
      <style:text-properties fo:font-style="normal" officeooo:rsid="01005831" officeooo:paragraph-rsid="00e308ca" style:font-style-asian="normal" style:font-style-complex="normal"/>
    </style:style>
    <style:style style:name="P14" style:family="paragraph" style:parent-style-name="Text_20_body">
      <style:text-properties fo:font-style="normal" officeooo:rsid="015b09d2" officeooo:paragraph-rsid="011770ba" style:font-style-asian="normal" style:font-style-complex="normal"/>
    </style:style>
    <style:style style:name="P15" style:family="paragraph" style:parent-style-name="Text_20_body">
      <style:text-properties fo:font-style="normal" officeooo:rsid="015cc26d" officeooo:paragraph-rsid="011770ba" style:font-style-asian="normal" style:font-style-complex="normal"/>
    </style:style>
    <style:style style:name="P16" style:family="paragraph" style:parent-style-name="Text_20_body">
      <style:text-properties fo:font-style="normal" officeooo:rsid="017340fd" officeooo:paragraph-rsid="011770ba" style:font-style-asian="normal" style:font-style-complex="normal"/>
    </style:style>
    <style:style style:name="P17" style:family="paragraph" style:parent-style-name="Text_20_body">
      <style:text-properties fo:font-style="normal" officeooo:paragraph-rsid="017cf9ed" style:font-style-asian="normal" style:font-style-complex="normal"/>
    </style:style>
    <style:style style:name="P18" style:family="paragraph" style:parent-style-name="Text_20_body">
      <style:text-properties fo:font-style="normal" officeooo:rsid="01c969af" officeooo:paragraph-rsid="011770ba" style:font-style-asian="normal" style:font-style-complex="normal"/>
    </style:style>
    <style:style style:name="P19" style:family="paragraph" style:parent-style-name="Text_20_body">
      <style:text-properties fo:font-style="normal" officeooo:rsid="01fcff1b" officeooo:paragraph-rsid="01f04dcd" style:font-style-asian="normal" style:font-style-complex="normal"/>
    </style:style>
    <style:style style:name="P20" style:family="paragraph" style:parent-style-name="Text_20_body">
      <style:text-properties fo:font-style="normal" officeooo:rsid="020dda5d" officeooo:paragraph-rsid="01f04dcd" style:font-style-asian="normal" style:font-style-complex="normal"/>
    </style:style>
    <style:style style:name="P21" style:family="paragraph" style:parent-style-name="Text_20_body">
      <style:text-properties fo:font-style="normal" officeooo:rsid="023d1549" officeooo:paragraph-rsid="01f04dcd" style:font-style-asian="normal" style:font-style-complex="normal"/>
    </style:style>
    <style:style style:name="P22" style:family="paragraph" style:parent-style-name="Text_20_body">
      <style:text-properties fo:font-style="normal" officeooo:rsid="02557cee" officeooo:paragraph-rsid="01f04dcd" style:font-style-asian="normal" style:font-style-complex="normal"/>
    </style:style>
    <style:style style:name="P23" style:family="paragraph" style:parent-style-name="Text_20_body">
      <style:text-properties fo:font-style="normal" officeooo:rsid="02557cee" officeooo:paragraph-rsid="026c8455" style:font-style-asian="normal" style:font-style-complex="normal"/>
    </style:style>
    <style:style style:name="P24" style:family="paragraph" style:parent-style-name="Text_20_body">
      <style:text-properties fo:font-style="normal" officeooo:rsid="02557cee" officeooo:paragraph-rsid="026d5c0f" style:font-style-asian="normal" style:font-style-complex="normal"/>
    </style:style>
    <style:style style:name="P25" style:family="paragraph" style:parent-style-name="Text_20_body">
      <style:text-properties officeooo:paragraph-rsid="00a963b4"/>
    </style:style>
    <style:style style:name="P26" style:family="paragraph" style:parent-style-name="Text_20_body">
      <style:text-properties officeooo:paragraph-rsid="01f04dcd"/>
    </style:style>
    <style:style style:name="P2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11c1fd"/>
    </style:style>
    <style:style style:name="P2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f04dcd"/>
    </style:style>
    <style:style style:name="P2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normal" officeooo:rsid="0110d837" officeooo:paragraph-rsid="011770ba" style:font-style-asian="normal" style:font-style-complex="normal"/>
    </style:style>
    <style:style style:name="P3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italic" officeooo:rsid="0238eb5c" officeooo:paragraph-rsid="01f04dcd" style:font-style-asian="italic" style:font-style-complex="italic"/>
    </style:style>
    <style:style style:name="P31" style:family="paragraph" style:parent-style-name="Text_20_body">
      <style:text-properties fo:font-style="normal" officeooo:rsid="02557cee" officeooo:paragraph-rsid="026d5c0f" style:font-style-asian="normal" style:font-style-complex="normal"/>
    </style:style>
    <style:style style:name="P32" style:family="paragraph" style:parent-style-name="Text_20_body">
      <style:text-properties officeooo:paragraph-rsid="026d5c0f"/>
    </style:style>
    <style:style style:name="P33" style:family="paragraph" style:parent-style-name="Heading_20_1">
      <style:text-properties officeooo:rsid="0011c1fd" officeooo:paragraph-rsid="0011c1fd"/>
    </style:style>
    <style:style style:name="P34" style:family="paragraph" style:parent-style-name="Heading_20_1">
      <style:paragraph-properties fo:break-before="page"/>
      <style:text-properties officeooo:rsid="00a963b4" officeooo:paragraph-rsid="00a963b4"/>
    </style:style>
    <style:style style:name="P35" style:family="paragraph" style:parent-style-name="Heading_20_1">
      <style:paragraph-properties fo:break-before="page"/>
      <style:text-properties officeooo:rsid="0159ae97" officeooo:paragraph-rsid="0159ae97"/>
    </style:style>
    <style:style style:name="P36" style:family="paragraph" style:parent-style-name="Heading_20_1">
      <style:paragraph-properties fo:break-before="page"/>
      <style:text-properties officeooo:rsid="01f04dcd" officeooo:paragraph-rsid="01f04dcd"/>
    </style:style>
    <style:style style:name="P37" style:family="paragraph" style:parent-style-name="Heading_20_1">
      <style:paragraph-properties fo:break-before="page"/>
      <style:text-properties officeooo:rsid="02730d20" officeooo:paragraph-rsid="02730d20"/>
    </style:style>
    <style:style style:name="T1" style:family="text">
      <style:text-properties officeooo:rsid="001b0d04"/>
    </style:style>
    <style:style style:name="T2" style:family="text">
      <style:text-properties officeooo:rsid="001e4a46"/>
    </style:style>
    <style:style style:name="T3" style:family="text">
      <style:text-properties fo:font-style="italic" style:font-style-asian="italic" style:font-style-complex="italic"/>
    </style:style>
    <style:style style:name="T4" style:family="text">
      <style:text-properties fo:font-style="italic" officeooo:rsid="00208742" style:font-style-asian="italic" style:font-style-complex="italic"/>
    </style:style>
    <style:style style:name="T5" style:family="text">
      <style:text-properties fo:font-style="italic" officeooo:rsid="0021ffd0" style:font-style-asian="italic" style:font-style-complex="italic"/>
    </style:style>
    <style:style style:name="T6" style:family="text">
      <style:text-properties fo:font-style="italic" officeooo:rsid="0023e11b" style:font-style-asian="italic" style:font-style-complex="italic"/>
    </style:style>
    <style:style style:name="T7" style:family="text">
      <style:text-properties fo:font-style="italic" officeooo:rsid="002b6031" style:font-style-asian="italic" style:font-style-complex="italic"/>
    </style:style>
    <style:style style:name="T8" style:family="text">
      <style:text-properties fo:font-style="italic" officeooo:rsid="002bb661" style:font-style-asian="italic" style:font-style-complex="italic"/>
    </style:style>
    <style:style style:name="T9" style:family="text">
      <style:text-properties fo:font-style="italic" officeooo:rsid="002bb8f2" style:font-style-asian="italic" style:font-style-complex="italic"/>
    </style:style>
    <style:style style:name="T10" style:family="text">
      <style:text-properties fo:font-style="italic" officeooo:rsid="002e001e" style:font-style-asian="italic" style:font-style-complex="italic"/>
    </style:style>
    <style:style style:name="T11" style:family="text">
      <style:text-properties fo:font-style="italic" officeooo:rsid="002ebdbc" style:font-style-asian="italic" style:font-style-complex="italic"/>
    </style:style>
    <style:style style:name="T12" style:family="text">
      <style:text-properties fo:font-style="italic" officeooo:rsid="00354d09" style:font-style-asian="italic" style:font-style-complex="italic"/>
    </style:style>
    <style:style style:name="T13" style:family="text">
      <style:text-properties fo:font-style="italic" officeooo:rsid="00386e56" style:font-style-asian="italic" style:font-style-complex="italic"/>
    </style:style>
    <style:style style:name="T14" style:family="text">
      <style:text-properties fo:font-style="italic" officeooo:rsid="003a5758" style:font-style-asian="italic" style:font-style-complex="italic"/>
    </style:style>
    <style:style style:name="T15" style:family="text">
      <style:text-properties fo:font-style="italic" officeooo:rsid="003b0440" style:font-style-asian="italic" style:font-style-complex="italic"/>
    </style:style>
    <style:style style:name="T16" style:family="text">
      <style:text-properties fo:font-style="italic" officeooo:rsid="003cd01b" style:font-style-asian="italic" style:font-style-complex="italic"/>
    </style:style>
    <style:style style:name="T17" style:family="text">
      <style:text-properties fo:font-style="italic" officeooo:rsid="00409f99" style:font-style-asian="italic" style:font-style-complex="italic"/>
    </style:style>
    <style:style style:name="T18" style:family="text">
      <style:text-properties fo:font-style="italic" officeooo:rsid="004147b4" style:font-style-asian="italic" style:font-style-complex="italic"/>
    </style:style>
    <style:style style:name="T19" style:family="text">
      <style:text-properties fo:font-style="italic" officeooo:rsid="0044717c" style:font-style-asian="italic" style:font-style-complex="italic"/>
    </style:style>
    <style:style style:name="T20" style:family="text">
      <style:text-properties fo:font-style="italic" officeooo:rsid="004535f3" style:font-style-asian="italic" style:font-style-complex="italic"/>
    </style:style>
    <style:style style:name="T21" style:family="text">
      <style:text-properties fo:font-style="italic" officeooo:rsid="00463183" style:font-style-asian="italic" style:font-style-complex="italic"/>
    </style:style>
    <style:style style:name="T22" style:family="text">
      <style:text-properties fo:font-style="italic" officeooo:rsid="0046e2a2" style:font-style-asian="italic" style:font-style-complex="italic"/>
    </style:style>
    <style:style style:name="T23" style:family="text">
      <style:text-properties fo:font-style="italic" officeooo:rsid="0047c5d8" style:font-style-asian="italic" style:font-style-complex="italic"/>
    </style:style>
    <style:style style:name="T24" style:family="text">
      <style:text-properties fo:font-style="italic" officeooo:rsid="00488e0a" style:font-style-asian="italic" style:font-style-complex="italic"/>
    </style:style>
    <style:style style:name="T25" style:family="text">
      <style:text-properties fo:font-style="italic" officeooo:rsid="0049505f" style:font-style-asian="italic" style:font-style-complex="italic"/>
    </style:style>
    <style:style style:name="T26" style:family="text">
      <style:text-properties fo:font-style="italic" officeooo:rsid="004be2d5" style:font-style-asian="italic" style:font-style-complex="italic"/>
    </style:style>
    <style:style style:name="T27" style:family="text">
      <style:text-properties fo:font-style="italic" officeooo:rsid="004d30b4" style:font-style-asian="italic" style:font-style-complex="italic"/>
    </style:style>
    <style:style style:name="T28" style:family="text">
      <style:text-properties fo:font-style="italic" officeooo:rsid="004f6e2c" style:font-style-asian="italic" style:font-style-complex="italic"/>
    </style:style>
    <style:style style:name="T29" style:family="text">
      <style:text-properties fo:font-style="italic" officeooo:rsid="0050470c" style:font-style-asian="italic" style:font-style-complex="italic"/>
    </style:style>
    <style:style style:name="T30" style:family="text">
      <style:text-properties fo:font-style="italic" officeooo:rsid="005081ba" style:font-style-asian="italic" style:font-style-complex="italic"/>
    </style:style>
    <style:style style:name="T31" style:family="text">
      <style:text-properties fo:font-style="italic" officeooo:rsid="0051bac3" style:font-style-asian="italic" style:font-style-complex="italic"/>
    </style:style>
    <style:style style:name="T32" style:family="text">
      <style:text-properties fo:font-style="italic" officeooo:rsid="00523650" style:font-style-asian="italic" style:font-style-complex="italic"/>
    </style:style>
    <style:style style:name="T33" style:family="text">
      <style:text-properties fo:font-style="italic" officeooo:rsid="0052a2b7" style:font-style-asian="italic" style:font-style-complex="italic"/>
    </style:style>
    <style:style style:name="T34" style:family="text">
      <style:text-properties fo:font-style="italic" officeooo:rsid="0053926f" style:font-style-asian="italic" style:font-style-complex="italic"/>
    </style:style>
    <style:style style:name="T35" style:family="text">
      <style:text-properties fo:font-style="italic" officeooo:rsid="0054aa9b" style:font-style-asian="italic" style:font-style-complex="italic"/>
    </style:style>
    <style:style style:name="T36" style:family="text">
      <style:text-properties fo:font-style="italic" officeooo:rsid="00561783" style:font-style-asian="italic" style:font-style-complex="italic"/>
    </style:style>
    <style:style style:name="T37" style:family="text">
      <style:text-properties fo:font-style="italic" officeooo:rsid="005676b2" style:font-style-asian="italic" style:font-style-complex="italic"/>
    </style:style>
    <style:style style:name="T38" style:family="text">
      <style:text-properties fo:font-style="italic" officeooo:rsid="0057e4fa" style:font-style-asian="italic" style:font-style-complex="italic"/>
    </style:style>
    <style:style style:name="T39" style:family="text">
      <style:text-properties fo:font-style="italic" officeooo:rsid="0059c6f9" style:font-style-asian="italic" style:font-style-complex="italic"/>
    </style:style>
    <style:style style:name="T40" style:family="text">
      <style:text-properties fo:font-style="italic" officeooo:rsid="005aa844" style:font-style-asian="italic" style:font-style-complex="italic"/>
    </style:style>
    <style:style style:name="T41" style:family="text">
      <style:text-properties fo:font-style="italic" officeooo:rsid="005ac358" style:font-style-asian="italic" style:font-style-complex="italic"/>
    </style:style>
    <style:style style:name="T42" style:family="text">
      <style:text-properties fo:font-style="italic" officeooo:rsid="005b5a46" style:font-style-asian="italic" style:font-style-complex="italic"/>
    </style:style>
    <style:style style:name="T43" style:family="text">
      <style:text-properties fo:font-style="italic" officeooo:rsid="005c8415" style:font-style-asian="italic" style:font-style-complex="italic"/>
    </style:style>
    <style:style style:name="T44" style:family="text">
      <style:text-properties fo:font-style="italic" officeooo:rsid="005d2283" style:font-style-asian="italic" style:font-style-complex="italic"/>
    </style:style>
    <style:style style:name="T45" style:family="text">
      <style:text-properties fo:font-style="italic" officeooo:rsid="005dfcd6" style:font-style-asian="italic" style:font-style-complex="italic"/>
    </style:style>
    <style:style style:name="T46" style:family="text">
      <style:text-properties fo:font-style="italic" officeooo:rsid="005e65ea" style:font-style-asian="italic" style:font-style-complex="italic"/>
    </style:style>
    <style:style style:name="T47" style:family="text">
      <style:text-properties fo:font-style="italic" officeooo:rsid="005fee60" style:font-style-asian="italic" style:font-style-complex="italic"/>
    </style:style>
    <style:style style:name="T48" style:family="text">
      <style:text-properties fo:font-style="italic" officeooo:rsid="0061c2a8" style:font-style-asian="italic" style:font-style-complex="italic"/>
    </style:style>
    <style:style style:name="T49" style:family="text">
      <style:text-properties fo:font-style="italic" officeooo:rsid="00622d52" style:font-style-asian="italic" style:font-style-complex="italic"/>
    </style:style>
    <style:style style:name="T50" style:family="text">
      <style:text-properties fo:font-style="italic" officeooo:rsid="006938ba" style:font-style-asian="italic" style:font-style-complex="italic"/>
    </style:style>
    <style:style style:name="T51" style:family="text">
      <style:text-properties fo:font-style="italic" officeooo:rsid="0069f7b5" style:font-style-asian="italic" style:font-style-complex="italic"/>
    </style:style>
    <style:style style:name="T52" style:family="text">
      <style:text-properties fo:font-style="italic" officeooo:rsid="006b01fa" style:font-style-asian="italic" style:font-style-complex="italic"/>
    </style:style>
    <style:style style:name="T53" style:family="text">
      <style:text-properties fo:font-style="italic" officeooo:rsid="00765fd5" style:font-style-asian="italic" style:font-style-complex="italic"/>
    </style:style>
    <style:style style:name="T54" style:family="text">
      <style:text-properties fo:font-style="italic" officeooo:rsid="00780020" style:font-style-asian="italic" style:font-style-complex="italic"/>
    </style:style>
    <style:style style:name="T55" style:family="text">
      <style:text-properties fo:font-style="italic" officeooo:rsid="007f6f55" style:font-style-asian="italic" style:font-style-complex="italic"/>
    </style:style>
    <style:style style:name="T56" style:family="text">
      <style:text-properties fo:font-style="italic" officeooo:rsid="0080145e" style:font-style-asian="italic" style:font-style-complex="italic"/>
    </style:style>
    <style:style style:name="T57" style:family="text">
      <style:text-properties fo:font-style="italic" officeooo:rsid="00806354" style:font-style-asian="italic" style:font-style-complex="italic"/>
    </style:style>
    <style:style style:name="T58" style:family="text">
      <style:text-properties fo:font-style="italic" officeooo:rsid="00808e6b" style:font-style-asian="italic" style:font-style-complex="italic"/>
    </style:style>
    <style:style style:name="T59" style:family="text">
      <style:text-properties fo:font-style="italic" officeooo:rsid="0087e326" style:font-style-asian="italic" style:font-style-complex="italic"/>
    </style:style>
    <style:style style:name="T60" style:family="text">
      <style:text-properties fo:font-style="italic" officeooo:rsid="00890cef" style:font-style-asian="italic" style:font-style-complex="italic"/>
    </style:style>
    <style:style style:name="T61" style:family="text">
      <style:text-properties fo:font-style="italic" officeooo:rsid="0089cdd7" style:font-style-asian="italic" style:font-style-complex="italic"/>
    </style:style>
    <style:style style:name="T62" style:family="text">
      <style:text-properties fo:font-style="italic" officeooo:rsid="0089f0e7" style:font-style-asian="italic" style:font-style-complex="italic"/>
    </style:style>
    <style:style style:name="T63" style:family="text">
      <style:text-properties fo:font-style="italic" officeooo:rsid="008adcf7" style:font-style-asian="italic" style:font-style-complex="italic"/>
    </style:style>
    <style:style style:name="T64" style:family="text">
      <style:text-properties fo:font-style="italic" officeooo:rsid="008af42f" style:font-style-asian="italic" style:font-style-complex="italic"/>
    </style:style>
    <style:style style:name="T65" style:family="text">
      <style:text-properties fo:font-style="italic" officeooo:rsid="008c54a1" style:font-style-asian="italic" style:font-style-complex="italic"/>
    </style:style>
    <style:style style:name="T66" style:family="text">
      <style:text-properties fo:font-style="italic" officeooo:rsid="008f5d7d" style:font-style-asian="italic" style:font-style-complex="italic"/>
    </style:style>
    <style:style style:name="T67" style:family="text">
      <style:text-properties fo:font-style="italic" officeooo:rsid="0091eed2" style:font-style-asian="italic" style:font-style-complex="italic"/>
    </style:style>
    <style:style style:name="T68" style:family="text">
      <style:text-properties fo:font-style="italic" officeooo:rsid="00927e41" style:font-style-asian="italic" style:font-style-complex="italic"/>
    </style:style>
    <style:style style:name="T69" style:family="text">
      <style:text-properties fo:font-style="italic" officeooo:rsid="009ee00b" style:font-style-asian="italic" style:font-style-complex="italic"/>
    </style:style>
    <style:style style:name="T70" style:family="text">
      <style:text-properties fo:font-style="italic" officeooo:rsid="00a236f2" style:font-style-asian="italic" style:font-style-complex="italic"/>
    </style:style>
    <style:style style:name="T71" style:family="text">
      <style:text-properties fo:font-style="italic" officeooo:rsid="00aa58fa" style:font-style-asian="italic" style:font-style-complex="italic"/>
    </style:style>
    <style:style style:name="T72" style:family="text">
      <style:text-properties fo:font-style="italic" officeooo:rsid="00ab2c20" style:font-style-asian="italic" style:font-style-complex="italic"/>
    </style:style>
    <style:style style:name="T73" style:family="text">
      <style:text-properties fo:font-style="italic" officeooo:rsid="00acb8cb" style:font-style-asian="italic" style:font-style-complex="italic"/>
    </style:style>
    <style:style style:name="T74" style:family="text">
      <style:text-properties fo:font-style="italic" officeooo:rsid="00ae1876" style:font-style-asian="italic" style:font-style-complex="italic"/>
    </style:style>
    <style:style style:name="T75" style:family="text">
      <style:text-properties fo:font-style="italic" officeooo:rsid="00af4e8a" style:font-style-asian="italic" style:font-style-complex="italic"/>
    </style:style>
    <style:style style:name="T76" style:family="text">
      <style:text-properties fo:font-style="italic" officeooo:rsid="00c2949a" style:font-style-asian="italic" style:font-style-complex="italic"/>
    </style:style>
    <style:style style:name="T77" style:family="text">
      <style:text-properties fo:font-style="italic" officeooo:rsid="00d62a88" style:font-style-asian="italic" style:font-style-complex="italic"/>
    </style:style>
    <style:style style:name="T78" style:family="text">
      <style:text-properties fo:font-style="italic" officeooo:rsid="00d8e03a" style:font-style-asian="italic" style:font-style-complex="italic"/>
    </style:style>
    <style:style style:name="T79" style:family="text">
      <style:text-properties fo:font-style="italic" officeooo:rsid="00d93258" style:font-style-asian="italic" style:font-style-complex="italic"/>
    </style:style>
    <style:style style:name="T80" style:family="text">
      <style:text-properties fo:font-style="italic" officeooo:rsid="00dced1a" style:font-style-asian="italic" style:font-style-complex="italic"/>
    </style:style>
    <style:style style:name="T81" style:family="text">
      <style:text-properties fo:font-style="italic" officeooo:rsid="00de0cc6" style:font-style-asian="italic" style:font-style-complex="italic"/>
    </style:style>
    <style:style style:name="T82" style:family="text">
      <style:text-properties fo:font-style="italic" officeooo:rsid="00de829e" style:font-style-asian="italic" style:font-style-complex="italic"/>
    </style:style>
    <style:style style:name="T83" style:family="text">
      <style:text-properties fo:font-style="italic" officeooo:rsid="00ed807a" style:font-style-asian="italic" style:font-style-complex="italic"/>
    </style:style>
    <style:style style:name="T84" style:family="text">
      <style:text-properties fo:font-style="italic" officeooo:rsid="00eed92f" style:font-style-asian="italic" style:font-style-complex="italic"/>
    </style:style>
    <style:style style:name="T85" style:family="text">
      <style:text-properties fo:font-style="italic" officeooo:rsid="00ef49e2" style:font-style-asian="italic" style:font-style-complex="italic"/>
    </style:style>
    <style:style style:name="T86" style:family="text">
      <style:text-properties fo:font-style="italic" officeooo:rsid="00f17515" style:font-style-asian="italic" style:font-style-complex="italic"/>
    </style:style>
    <style:style style:name="T87" style:family="text">
      <style:text-properties fo:font-style="italic" officeooo:rsid="00f315cf" style:font-style-asian="italic" style:font-style-complex="italic"/>
    </style:style>
    <style:style style:name="T88" style:family="text">
      <style:text-properties fo:font-style="italic" officeooo:rsid="00f3f04c" style:font-style-asian="italic" style:font-style-complex="italic"/>
    </style:style>
    <style:style style:name="T89" style:family="text">
      <style:text-properties fo:font-style="italic" officeooo:rsid="00f8251b" style:font-style-asian="italic" style:font-style-complex="italic"/>
    </style:style>
    <style:style style:name="T90" style:family="text">
      <style:text-properties fo:font-style="italic" officeooo:rsid="00fa5ed4" style:font-style-asian="italic" style:font-style-complex="italic"/>
    </style:style>
    <style:style style:name="T91" style:family="text">
      <style:text-properties fo:font-style="italic" officeooo:rsid="00fbecf5" style:font-style-asian="italic" style:font-style-complex="italic"/>
    </style:style>
    <style:style style:name="T92" style:family="text">
      <style:text-properties fo:font-style="italic" officeooo:rsid="00fd8675" style:font-style-asian="italic" style:font-style-complex="italic"/>
    </style:style>
    <style:style style:name="T93" style:family="text">
      <style:text-properties fo:font-style="italic" officeooo:rsid="00fed318" style:font-style-asian="italic" style:font-style-complex="italic"/>
    </style:style>
    <style:style style:name="T94" style:family="text">
      <style:text-properties fo:font-style="italic" officeooo:rsid="01001181" style:font-style-asian="italic" style:font-style-complex="italic"/>
    </style:style>
    <style:style style:name="T95" style:family="text">
      <style:text-properties fo:font-style="italic" officeooo:rsid="01005831" style:font-style-asian="italic" style:font-style-complex="italic"/>
    </style:style>
    <style:style style:name="T96" style:family="text">
      <style:text-properties fo:font-style="italic" officeooo:rsid="0102c632" style:font-style-asian="italic" style:font-style-complex="italic"/>
    </style:style>
    <style:style style:name="T97" style:family="text">
      <style:text-properties fo:font-style="italic" officeooo:rsid="0104c7a0" style:font-style-asian="italic" style:font-style-complex="italic"/>
    </style:style>
    <style:style style:name="T98" style:family="text">
      <style:text-properties fo:font-style="italic" officeooo:rsid="0122eaf8" style:font-style-asian="italic" style:font-style-complex="italic"/>
    </style:style>
    <style:style style:name="T99" style:family="text">
      <style:text-properties fo:font-style="italic" officeooo:rsid="0123908e" style:font-style-asian="italic" style:font-style-complex="italic"/>
    </style:style>
    <style:style style:name="T100" style:family="text">
      <style:text-properties fo:font-style="italic" officeooo:rsid="012598ed" style:font-style-asian="italic" style:font-style-complex="italic"/>
    </style:style>
    <style:style style:name="T101" style:family="text">
      <style:text-properties fo:font-style="italic" officeooo:rsid="015b09d2" style:font-style-asian="italic" style:font-style-complex="italic"/>
    </style:style>
    <style:style style:name="T102" style:family="text">
      <style:text-properties fo:font-style="italic" officeooo:rsid="015cc26d" style:font-style-asian="italic" style:font-style-complex="italic"/>
    </style:style>
    <style:style style:name="T103" style:family="text">
      <style:text-properties fo:font-style="italic" officeooo:rsid="015d18b3" style:font-style-asian="italic" style:font-style-complex="italic"/>
    </style:style>
    <style:style style:name="T104" style:family="text">
      <style:text-properties fo:font-style="italic" officeooo:rsid="015e252f" style:font-style-asian="italic" style:font-style-complex="italic"/>
    </style:style>
    <style:style style:name="T105" style:family="text">
      <style:text-properties fo:font-style="italic" officeooo:rsid="015ebf75" style:font-style-asian="italic" style:font-style-complex="italic"/>
    </style:style>
    <style:style style:name="T106" style:family="text">
      <style:text-properties fo:font-style="italic" officeooo:rsid="0160a637" style:font-style-asian="italic" style:font-style-complex="italic"/>
    </style:style>
    <style:style style:name="T107" style:family="text">
      <style:text-properties fo:font-style="italic" officeooo:rsid="01728a99" style:font-style-asian="italic" style:font-style-complex="italic"/>
    </style:style>
    <style:style style:name="T108" style:family="text">
      <style:text-properties fo:font-style="italic" officeooo:rsid="017340fd" style:font-style-asian="italic" style:font-style-complex="italic"/>
    </style:style>
    <style:style style:name="T109" style:family="text">
      <style:text-properties fo:font-style="italic" officeooo:rsid="0173e240" style:font-style-asian="italic" style:font-style-complex="italic"/>
    </style:style>
    <style:style style:name="T110" style:family="text">
      <style:text-properties fo:font-style="italic" officeooo:rsid="0174f9d8" style:font-style-asian="italic" style:font-style-complex="italic"/>
    </style:style>
    <style:style style:name="T111" style:family="text">
      <style:text-properties fo:font-style="italic" officeooo:rsid="017af14a" style:font-style-asian="italic" style:font-style-complex="italic"/>
    </style:style>
    <style:style style:name="T112" style:family="text">
      <style:text-properties fo:font-style="italic" officeooo:rsid="017cf9ed" style:font-style-asian="italic" style:font-style-complex="italic"/>
    </style:style>
    <style:style style:name="T113" style:family="text">
      <style:text-properties fo:font-style="italic" officeooo:rsid="01b33fce" style:font-style-asian="italic" style:font-style-complex="italic"/>
    </style:style>
    <style:style style:name="T114" style:family="text">
      <style:text-properties fo:font-style="italic" officeooo:rsid="01b3ceeb" style:font-style-asian="italic" style:font-style-complex="italic"/>
    </style:style>
    <style:style style:name="T115" style:family="text">
      <style:text-properties fo:font-style="italic" officeooo:rsid="01b4b6a6" style:font-style-asian="italic" style:font-style-complex="italic"/>
    </style:style>
    <style:style style:name="T116" style:family="text">
      <style:text-properties fo:font-style="italic" officeooo:rsid="01c63332" style:font-style-asian="italic" style:font-style-complex="italic"/>
    </style:style>
    <style:style style:name="T117" style:family="text">
      <style:text-properties fo:font-style="italic" officeooo:rsid="01c969af" style:font-style-asian="italic" style:font-style-complex="italic"/>
    </style:style>
    <style:style style:name="T118" style:family="text">
      <style:text-properties fo:font-style="italic" officeooo:rsid="01cc7661" style:font-style-asian="italic" style:font-style-complex="italic"/>
    </style:style>
    <style:style style:name="T119" style:family="text">
      <style:text-properties fo:font-style="italic" officeooo:rsid="01ce6b93" style:font-style-asian="italic" style:font-style-complex="italic"/>
    </style:style>
    <style:style style:name="T120" style:family="text">
      <style:text-properties fo:font-style="italic" officeooo:rsid="01dded76" style:font-style-asian="italic" style:font-style-complex="italic"/>
    </style:style>
    <style:style style:name="T121" style:family="text">
      <style:text-properties fo:font-style="italic" officeooo:rsid="01e2c045" style:font-style-asian="italic" style:font-style-complex="italic"/>
    </style:style>
    <style:style style:name="T122" style:family="text">
      <style:text-properties fo:font-style="italic" officeooo:rsid="01f6c470" style:font-style-asian="italic" style:font-style-complex="italic"/>
    </style:style>
    <style:style style:name="T123" style:family="text">
      <style:text-properties fo:font-style="italic" officeooo:rsid="01f9cd6b" style:font-style-asian="italic" style:font-style-complex="italic"/>
    </style:style>
    <style:style style:name="T124" style:family="text">
      <style:text-properties fo:font-style="italic" officeooo:rsid="01fb24cb" style:font-style-asian="italic" style:font-style-complex="italic"/>
    </style:style>
    <style:style style:name="T125" style:family="text">
      <style:text-properties fo:font-style="italic" officeooo:rsid="0209361f" style:font-style-asian="italic" style:font-style-complex="italic"/>
    </style:style>
    <style:style style:name="T126" style:family="text">
      <style:text-properties fo:font-style="italic" officeooo:rsid="026b9bdf" style:font-style-asian="italic" style:font-style-complex="italic"/>
    </style:style>
    <style:style style:name="T127" style:family="text">
      <style:text-properties fo:font-style="italic" officeooo:rsid="026c8455" style:font-style-asian="italic" style:font-style-complex="italic"/>
    </style:style>
    <style:style style:name="T128" style:family="text">
      <style:text-properties fo:font-style="italic" officeooo:rsid="026d5c0f" style:font-style-asian="italic" style:font-style-complex="italic"/>
    </style:style>
    <style:style style:name="T129" style:family="text">
      <style:text-properties fo:font-style="italic" officeooo:rsid="026e6995" style:font-style-asian="italic" style:font-style-complex="italic"/>
    </style:style>
    <style:style style:name="T130" style:family="text">
      <style:text-properties fo:font-style="italic" officeooo:rsid="026f806e"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208742" style:font-style-asian="normal" style:font-style-complex="normal"/>
    </style:style>
    <style:style style:name="T133" style:family="text">
      <style:text-properties fo:font-style="normal" officeooo:rsid="0023e11b" style:font-style-asian="normal" style:font-style-complex="normal"/>
    </style:style>
    <style:style style:name="T134" style:family="text">
      <style:text-properties fo:font-style="normal" officeooo:rsid="00250fb4" style:font-style-asian="normal" style:font-style-complex="normal"/>
    </style:style>
    <style:style style:name="T135" style:family="text">
      <style:text-properties fo:font-style="normal" officeooo:rsid="002675a5" style:font-style-asian="normal" style:font-style-complex="normal"/>
    </style:style>
    <style:style style:name="T136" style:family="text">
      <style:text-properties fo:font-style="normal" officeooo:rsid="0026e874" style:font-style-asian="normal" style:font-style-complex="normal"/>
    </style:style>
    <style:style style:name="T137" style:family="text">
      <style:text-properties fo:font-style="normal" officeooo:rsid="002b6031" style:font-style-asian="normal" style:font-style-complex="normal"/>
    </style:style>
    <style:style style:name="T138" style:family="text">
      <style:text-properties fo:font-style="normal" officeooo:rsid="002bb661" style:font-style-asian="normal" style:font-style-complex="normal"/>
    </style:style>
    <style:style style:name="T139" style:family="text">
      <style:text-properties fo:font-style="normal" officeooo:rsid="002bb8f2" style:font-style-asian="normal" style:font-style-complex="normal"/>
    </style:style>
    <style:style style:name="T140" style:family="text">
      <style:text-properties fo:font-style="normal" officeooo:rsid="002d840a" style:font-style-asian="normal" style:font-style-complex="normal"/>
    </style:style>
    <style:style style:name="T141" style:family="text">
      <style:text-properties fo:font-style="normal" officeooo:rsid="002e001e" style:font-style-asian="normal" style:font-style-complex="normal"/>
    </style:style>
    <style:style style:name="T142" style:family="text">
      <style:text-properties fo:font-style="normal" officeooo:rsid="002fc51a" style:font-style-asian="normal" style:font-style-complex="normal"/>
    </style:style>
    <style:style style:name="T143" style:family="text">
      <style:text-properties fo:font-style="normal" officeooo:rsid="0030901d" style:font-style-asian="normal" style:font-style-complex="normal"/>
    </style:style>
    <style:style style:name="T144" style:family="text">
      <style:text-properties fo:font-style="normal" officeooo:rsid="00328424" style:font-style-asian="normal" style:font-style-complex="normal"/>
    </style:style>
    <style:style style:name="T145" style:family="text">
      <style:text-properties fo:font-style="normal" officeooo:rsid="00338f4a" style:font-style-asian="normal" style:font-style-complex="normal"/>
    </style:style>
    <style:style style:name="T146" style:family="text">
      <style:text-properties fo:font-style="normal" officeooo:rsid="00348d2b" style:font-style-asian="normal" style:font-style-complex="normal"/>
    </style:style>
    <style:style style:name="T147" style:family="text">
      <style:text-properties fo:font-style="normal" officeooo:rsid="0034e4bb" style:font-style-asian="normal" style:font-style-complex="normal"/>
    </style:style>
    <style:style style:name="T148" style:family="text">
      <style:text-properties fo:font-style="normal" officeooo:rsid="00354d09" style:font-style-asian="normal" style:font-style-complex="normal"/>
    </style:style>
    <style:style style:name="T149" style:family="text">
      <style:text-properties fo:font-style="normal" officeooo:rsid="00386e56" style:font-style-asian="normal" style:font-style-complex="normal"/>
    </style:style>
    <style:style style:name="T150" style:family="text">
      <style:text-properties fo:font-style="normal" officeooo:rsid="003b0440" style:font-style-asian="normal" style:font-style-complex="normal"/>
    </style:style>
    <style:style style:name="T151" style:family="text">
      <style:text-properties fo:font-style="normal" officeooo:rsid="003cd01b" style:font-style-asian="normal" style:font-style-complex="normal"/>
    </style:style>
    <style:style style:name="T152" style:family="text">
      <style:text-properties fo:font-style="normal" officeooo:rsid="003ed78e" style:font-style-asian="normal" style:font-style-complex="normal"/>
    </style:style>
    <style:style style:name="T153" style:family="text">
      <style:text-properties fo:font-style="normal" officeooo:rsid="00409f99" style:font-style-asian="normal" style:font-style-complex="normal"/>
    </style:style>
    <style:style style:name="T154" style:family="text">
      <style:text-properties fo:font-style="normal" officeooo:rsid="00413612" style:font-style-asian="normal" style:font-style-complex="normal"/>
    </style:style>
    <style:style style:name="T155" style:family="text">
      <style:text-properties fo:font-style="normal" officeooo:rsid="004147b4" style:font-style-asian="normal" style:font-style-complex="normal"/>
    </style:style>
    <style:style style:name="T156" style:family="text">
      <style:text-properties fo:font-style="normal" officeooo:rsid="004327b1" style:font-style-asian="normal" style:font-style-complex="normal"/>
    </style:style>
    <style:style style:name="T157" style:family="text">
      <style:text-properties fo:font-style="normal" officeooo:rsid="0044717c" style:font-style-asian="normal" style:font-style-complex="normal"/>
    </style:style>
    <style:style style:name="T158" style:family="text">
      <style:text-properties fo:font-style="normal" officeooo:rsid="00472827" style:font-style-asian="normal" style:font-style-complex="normal"/>
    </style:style>
    <style:style style:name="T159" style:family="text">
      <style:text-properties fo:font-style="normal" officeooo:rsid="0047c5d8" style:font-style-asian="normal" style:font-style-complex="normal"/>
    </style:style>
    <style:style style:name="T160" style:family="text">
      <style:text-properties fo:font-style="normal" officeooo:rsid="0049505f" style:font-style-asian="normal" style:font-style-complex="normal"/>
    </style:style>
    <style:style style:name="T161" style:family="text">
      <style:text-properties fo:font-style="normal" officeooo:rsid="00acb8cb" style:font-style-asian="normal" style:font-style-complex="normal"/>
    </style:style>
    <style:style style:name="T162" style:family="text">
      <style:text-properties fo:font-style="normal" officeooo:rsid="01f9cd6b" style:font-style-asian="normal" style:font-style-complex="normal"/>
    </style:style>
    <style:style style:name="T163" style:family="text">
      <style:text-properties fo:font-style="normal" officeooo:rsid="01fb24cb" style:font-style-asian="normal" style:font-style-complex="normal"/>
    </style:style>
    <style:style style:name="T164" style:family="text">
      <style:text-properties fo:font-style="normal" officeooo:rsid="01fcff1b" style:font-style-asian="normal" style:font-style-complex="normal"/>
    </style:style>
    <style:style style:name="T165" style:family="text">
      <style:text-properties fo:font-style="normal" officeooo:rsid="01fed784" style:font-style-asian="normal" style:font-style-complex="normal"/>
    </style:style>
    <style:style style:name="T166" style:family="text">
      <style:text-properties fo:font-style="normal" officeooo:rsid="01ff0569" style:font-style-asian="normal" style:font-style-complex="normal"/>
    </style:style>
    <style:style style:name="T167" style:family="text">
      <style:text-properties fo:font-style="normal" officeooo:rsid="020022fb" style:font-style-asian="normal" style:font-style-complex="normal"/>
    </style:style>
    <style:style style:name="T168" style:family="text">
      <style:text-properties fo:font-style="normal" officeooo:rsid="02011041" style:font-style-asian="normal" style:font-style-complex="normal"/>
    </style:style>
    <style:style style:name="T169" style:family="text">
      <style:text-properties fo:font-style="normal" officeooo:rsid="0202e3cc" style:font-style-asian="normal" style:font-style-complex="normal"/>
    </style:style>
    <style:style style:name="T170" style:family="text">
      <style:text-properties fo:font-style="normal" officeooo:rsid="02049bea" style:font-style-asian="normal" style:font-style-complex="normal"/>
    </style:style>
    <style:style style:name="T171" style:family="text">
      <style:text-properties fo:font-style="normal" officeooo:rsid="020690e4" style:font-style-asian="normal" style:font-style-complex="normal"/>
    </style:style>
    <style:style style:name="T172" style:family="text">
      <style:text-properties fo:font-style="normal" officeooo:rsid="02071f0c" style:font-style-asian="normal" style:font-style-complex="normal"/>
    </style:style>
    <style:style style:name="T173" style:family="text">
      <style:text-properties fo:font-style="normal" officeooo:rsid="0207819c" style:font-style-asian="normal" style:font-style-complex="normal"/>
    </style:style>
    <style:style style:name="T174" style:family="text">
      <style:text-properties fo:font-style="normal" officeooo:rsid="0209361f" style:font-style-asian="normal" style:font-style-complex="normal"/>
    </style:style>
    <style:style style:name="T175" style:family="text">
      <style:text-properties fo:font-style="normal" officeooo:rsid="020a543b" style:font-style-asian="normal" style:font-style-complex="normal"/>
    </style:style>
    <style:style style:name="T176" style:family="text">
      <style:text-properties fo:font-style="normal" officeooo:rsid="020c0df7" style:font-style-asian="normal" style:font-style-complex="normal"/>
    </style:style>
    <style:style style:name="T177" style:family="text">
      <style:text-properties fo:font-style="normal" officeooo:rsid="020d4715" style:font-style-asian="normal" style:font-style-complex="normal"/>
    </style:style>
    <style:style style:name="T178" style:family="text">
      <style:text-properties fo:font-style="normal" officeooo:rsid="020dda5d" style:font-style-asian="normal" style:font-style-complex="normal"/>
    </style:style>
    <style:style style:name="T179" style:family="text">
      <style:text-properties fo:font-style="normal" officeooo:rsid="0210e256" style:font-style-asian="normal" style:font-style-complex="normal"/>
    </style:style>
    <style:style style:name="T180" style:family="text">
      <style:text-properties fo:font-style="normal" officeooo:rsid="0229dfde" style:font-style-asian="normal" style:font-style-complex="normal"/>
    </style:style>
    <style:style style:name="T181" style:family="text">
      <style:text-properties fo:font-style="normal" officeooo:rsid="022b58de" style:font-style-asian="normal" style:font-style-complex="normal"/>
    </style:style>
    <style:style style:name="T182" style:family="text">
      <style:text-properties fo:font-style="normal" officeooo:rsid="022cebfa" style:font-style-asian="normal" style:font-style-complex="normal"/>
    </style:style>
    <style:style style:name="T183" style:family="text">
      <style:text-properties fo:font-style="normal" officeooo:rsid="022e9e50" style:font-style-asian="normal" style:font-style-complex="normal"/>
    </style:style>
    <style:style style:name="T184" style:family="text">
      <style:text-properties fo:font-style="normal" officeooo:rsid="02304a6d" style:font-style-asian="normal" style:font-style-complex="normal"/>
    </style:style>
    <style:style style:name="T185" style:family="text">
      <style:text-properties fo:font-style="normal" officeooo:rsid="0231b979" style:font-style-asian="normal" style:font-style-complex="normal"/>
    </style:style>
    <style:style style:name="T186" style:family="text">
      <style:text-properties fo:font-style="normal" officeooo:rsid="0231c6e4" style:font-style-asian="normal" style:font-style-complex="normal"/>
    </style:style>
    <style:style style:name="T187" style:family="text">
      <style:text-properties fo:font-style="normal" officeooo:rsid="02352312" style:font-style-asian="normal" style:font-style-complex="normal"/>
    </style:style>
    <style:style style:name="T188" style:family="text">
      <style:text-properties fo:font-style="normal" officeooo:rsid="0236f91a" style:font-style-asian="normal" style:font-style-complex="normal"/>
    </style:style>
    <style:style style:name="T189" style:family="text">
      <style:text-properties fo:font-style="normal" officeooo:rsid="0238eb5c" style:font-style-asian="normal" style:font-style-complex="normal"/>
    </style:style>
    <style:style style:name="T190" style:family="text">
      <style:text-properties fo:font-style="normal" officeooo:rsid="023d1549" style:font-style-asian="normal" style:font-style-complex="normal"/>
    </style:style>
    <style:style style:name="T191" style:family="text">
      <style:text-properties fo:font-style="normal" officeooo:rsid="023f5ded" style:font-style-asian="normal" style:font-style-complex="normal"/>
    </style:style>
    <style:style style:name="T192" style:family="text">
      <style:text-properties fo:font-style="normal" officeooo:rsid="02404c6f" style:font-style-asian="normal" style:font-style-complex="normal"/>
    </style:style>
    <style:style style:name="T193" style:family="text">
      <style:text-properties fo:font-style="normal" officeooo:rsid="0242e824" style:font-style-asian="normal" style:font-style-complex="normal"/>
    </style:style>
    <style:style style:name="T194" style:family="text">
      <style:text-properties fo:font-style="normal" officeooo:rsid="02441c22" style:font-style-asian="normal" style:font-style-complex="normal"/>
    </style:style>
    <style:style style:name="T195" style:family="text">
      <style:text-properties fo:font-style="normal" officeooo:rsid="0248b51e" style:font-style-asian="normal" style:font-style-complex="normal"/>
    </style:style>
    <style:style style:name="T196" style:family="text">
      <style:text-properties fo:font-style="normal" officeooo:rsid="0249e823" style:font-style-asian="normal" style:font-style-complex="normal"/>
    </style:style>
    <style:style style:name="T197" style:family="text">
      <style:text-properties fo:font-style="normal" officeooo:rsid="024b321b" style:font-style-asian="normal" style:font-style-complex="normal"/>
    </style:style>
    <style:style style:name="T198" style:family="text">
      <style:text-properties fo:font-style="normal" officeooo:rsid="024cabb9" style:font-style-asian="normal" style:font-style-complex="normal"/>
    </style:style>
    <style:style style:name="T199" style:family="text">
      <style:text-properties fo:font-style="normal" officeooo:rsid="024debb5" style:font-style-asian="normal" style:font-style-complex="normal"/>
    </style:style>
    <style:style style:name="T200" style:family="text">
      <style:text-properties fo:font-style="normal" officeooo:rsid="024f8650" style:font-style-asian="normal" style:font-style-complex="normal"/>
    </style:style>
    <style:style style:name="T201" style:family="text">
      <style:text-properties fo:font-style="normal" officeooo:rsid="02512e4b" style:font-style-asian="normal" style:font-style-complex="normal"/>
    </style:style>
    <style:style style:name="T202" style:family="text">
      <style:text-properties fo:font-style="normal" officeooo:rsid="0252751e" style:font-style-asian="normal" style:font-style-complex="normal"/>
    </style:style>
    <style:style style:name="T203" style:family="text">
      <style:text-properties fo:font-style="normal" officeooo:rsid="02535736" style:font-style-asian="normal" style:font-style-complex="normal"/>
    </style:style>
    <style:style style:name="T204" style:family="text">
      <style:text-properties fo:font-style="normal" officeooo:rsid="0254fbca" style:font-style-asian="normal" style:font-style-complex="normal"/>
    </style:style>
    <style:style style:name="T205" style:family="text">
      <style:text-properties fo:font-style="normal" officeooo:rsid="02557cee" style:font-style-asian="normal" style:font-style-complex="normal"/>
    </style:style>
    <style:style style:name="T206" style:family="text">
      <style:text-properties fo:font-style="normal" officeooo:rsid="02569ca7" style:font-style-asian="normal" style:font-style-complex="normal"/>
    </style:style>
    <style:style style:name="T207" style:family="text">
      <style:text-properties fo:font-style="normal" officeooo:rsid="027258b7" style:font-style-asian="normal" style:font-style-complex="normal"/>
    </style:style>
    <style:style style:name="T208" style:family="text">
      <style:text-properties fo:font-style="normal" officeooo:rsid="02730d20" style:font-style-asian="normal" style:font-style-complex="normal"/>
    </style:style>
    <style:style style:name="T209" style:family="text">
      <style:text-properties officeooo:rsid="006426c0"/>
    </style:style>
    <style:style style:name="T210" style:family="text">
      <style:text-properties officeooo:rsid="006b01fa"/>
    </style:style>
    <style:style style:name="T211" style:family="text">
      <style:text-properties officeooo:rsid="006ffc5e"/>
    </style:style>
    <style:style style:name="T212" style:family="text">
      <style:text-properties officeooo:rsid="00765fd5"/>
    </style:style>
    <style:style style:name="T213" style:family="text">
      <style:text-properties officeooo:rsid="00780020"/>
    </style:style>
    <style:style style:name="T214" style:family="text">
      <style:text-properties officeooo:rsid="00806354"/>
    </style:style>
    <style:style style:name="T215" style:family="text">
      <style:text-properties officeooo:rsid="0083a11a"/>
    </style:style>
    <style:style style:name="T216" style:family="text">
      <style:text-properties officeooo:rsid="0089f0e7"/>
    </style:style>
    <style:style style:name="T217" style:family="text">
      <style:text-properties officeooo:rsid="0091eed2"/>
    </style:style>
    <style:style style:name="T218" style:family="text">
      <style:text-properties officeooo:rsid="009ee00b"/>
    </style:style>
    <style:style style:name="T219" style:family="text">
      <style:text-properties officeooo:rsid="00a236f2"/>
    </style:style>
    <style:style style:name="T220" style:family="text">
      <style:text-properties officeooo:rsid="00a66a92"/>
    </style:style>
    <style:style style:name="T221" style:family="text">
      <style:text-properties officeooo:rsid="00aa58fa"/>
    </style:style>
    <style:style style:name="T222" style:family="text">
      <style:text-properties officeooo:rsid="00b12ec0"/>
    </style:style>
    <style:style style:name="T223" style:family="text">
      <style:text-properties officeooo:rsid="00b4d7e5"/>
    </style:style>
    <style:style style:name="T224" style:family="text">
      <style:text-properties officeooo:rsid="00b9f623"/>
    </style:style>
    <style:style style:name="T225" style:family="text">
      <style:text-properties officeooo:rsid="00bc171e"/>
    </style:style>
    <style:style style:name="T226" style:family="text">
      <style:text-properties officeooo:rsid="00bcc40d"/>
    </style:style>
    <style:style style:name="T227" style:family="text">
      <style:text-properties officeooo:rsid="00bd5af7"/>
    </style:style>
    <style:style style:name="T228" style:family="text">
      <style:text-properties officeooo:rsid="00c2949a"/>
    </style:style>
    <style:style style:name="T229" style:family="text">
      <style:text-properties officeooo:rsid="00c45b43"/>
    </style:style>
    <style:style style:name="T230" style:family="text">
      <style:text-properties officeooo:rsid="00c5f616"/>
    </style:style>
    <style:style style:name="T231" style:family="text">
      <style:text-properties officeooo:rsid="00c8f06f"/>
    </style:style>
    <style:style style:name="T232" style:family="text">
      <style:text-properties officeooo:rsid="00cb8df2"/>
    </style:style>
    <style:style style:name="T233" style:family="text">
      <style:text-properties officeooo:rsid="00cc702b"/>
    </style:style>
    <style:style style:name="T234" style:family="text">
      <style:text-properties officeooo:rsid="00d0e1b8"/>
    </style:style>
    <style:style style:name="T235" style:family="text">
      <style:text-properties officeooo:rsid="00d10354"/>
    </style:style>
    <style:style style:name="T236" style:family="text">
      <style:text-properties officeooo:rsid="00d2b4f1"/>
    </style:style>
    <style:style style:name="T237" style:family="text">
      <style:text-properties officeooo:rsid="00d2bd68"/>
    </style:style>
    <style:style style:name="T238" style:family="text">
      <style:text-properties officeooo:rsid="00d50fce"/>
    </style:style>
    <style:style style:name="T239" style:family="text">
      <style:text-properties officeooo:rsid="00d62a88"/>
    </style:style>
    <style:style style:name="T240" style:family="text">
      <style:text-properties officeooo:rsid="00d8e03a"/>
    </style:style>
    <style:style style:name="T241" style:family="text">
      <style:text-properties officeooo:rsid="00d93258"/>
    </style:style>
    <style:style style:name="T242" style:family="text">
      <style:text-properties officeooo:rsid="00e260e6"/>
    </style:style>
    <style:style style:name="T243" style:family="text">
      <style:text-properties officeooo:rsid="00ea74f4"/>
    </style:style>
    <style:style style:name="T244" style:family="text">
      <style:text-properties officeooo:rsid="00ed807a"/>
    </style:style>
    <style:style style:name="T245" style:family="text">
      <style:text-properties officeooo:rsid="00f17515"/>
    </style:style>
    <style:style style:name="T246" style:family="text">
      <style:text-properties officeooo:rsid="00f3f04c"/>
    </style:style>
    <style:style style:name="T247" style:family="text">
      <style:text-properties officeooo:rsid="00f8251b"/>
    </style:style>
    <style:style style:name="T248" style:family="text">
      <style:text-properties officeooo:rsid="00fa5ed4"/>
    </style:style>
    <style:style style:name="T249" style:family="text">
      <style:text-properties officeooo:rsid="00fbecf5"/>
    </style:style>
    <style:style style:name="T250" style:family="text">
      <style:text-properties officeooo:rsid="01001181"/>
    </style:style>
    <style:style style:name="T251" style:family="text">
      <style:text-properties officeooo:rsid="0102c632"/>
    </style:style>
    <style:style style:name="T252" style:family="text">
      <style:text-properties officeooo:rsid="01055c61"/>
    </style:style>
    <style:style style:name="T253" style:family="text">
      <style:text-properties officeooo:rsid="0107d11c"/>
    </style:style>
    <style:style style:name="T254" style:family="text">
      <style:text-properties officeooo:rsid="010a918a"/>
    </style:style>
    <style:style style:name="T255" style:family="text">
      <style:text-properties officeooo:rsid="010b5def"/>
    </style:style>
    <style:style style:name="T256" style:family="text">
      <style:text-properties officeooo:rsid="010c84cb"/>
    </style:style>
    <style:style style:name="T257" style:family="text">
      <style:text-properties officeooo:rsid="0110d837"/>
    </style:style>
    <style:style style:name="T258" style:family="text">
      <style:text-properties officeooo:rsid="011b42a4"/>
    </style:style>
    <style:style style:name="T259" style:family="text">
      <style:text-properties officeooo:rsid="01202f1b"/>
    </style:style>
    <style:style style:name="T260" style:family="text">
      <style:text-properties officeooo:rsid="0122eaf8"/>
    </style:style>
    <style:style style:name="T261" style:family="text">
      <style:text-properties officeooo:rsid="0123908e"/>
    </style:style>
    <style:style style:name="T262" style:family="text">
      <style:text-properties officeooo:rsid="012598ed"/>
    </style:style>
    <style:style style:name="T263" style:family="text">
      <style:text-properties officeooo:rsid="0129cca2"/>
    </style:style>
    <style:style style:name="T264" style:family="text">
      <style:text-properties officeooo:rsid="012a8097"/>
    </style:style>
    <style:style style:name="T265" style:family="text">
      <style:text-properties officeooo:rsid="012d193d"/>
    </style:style>
    <style:style style:name="T266" style:family="text">
      <style:text-properties officeooo:rsid="012da000"/>
    </style:style>
    <style:style style:name="T267" style:family="text">
      <style:text-properties officeooo:rsid="0135259d"/>
    </style:style>
    <style:style style:name="T268" style:family="text">
      <style:text-properties officeooo:rsid="01437159"/>
    </style:style>
    <style:style style:name="T269" style:family="text">
      <style:text-properties officeooo:rsid="01457aa8"/>
    </style:style>
    <style:style style:name="T270" style:family="text">
      <style:text-properties officeooo:rsid="014993de"/>
    </style:style>
    <style:style style:name="T271" style:family="text">
      <style:text-properties officeooo:rsid="014d8e82"/>
    </style:style>
    <style:style style:name="T272" style:family="text">
      <style:text-properties officeooo:rsid="014ddff2"/>
    </style:style>
    <style:style style:name="T273" style:family="text">
      <style:text-properties officeooo:rsid="014eec8c"/>
    </style:style>
    <style:style style:name="T274" style:family="text">
      <style:text-properties officeooo:rsid="0156233a"/>
    </style:style>
    <style:style style:name="T275" style:family="text">
      <style:text-properties officeooo:rsid="015aaa9c"/>
    </style:style>
    <style:style style:name="T276" style:family="text">
      <style:text-properties officeooo:rsid="015b09d2"/>
    </style:style>
    <style:style style:name="T277" style:family="text">
      <style:text-properties officeooo:rsid="0160a637"/>
    </style:style>
    <style:style style:name="T278" style:family="text">
      <style:text-properties officeooo:rsid="01691698"/>
    </style:style>
    <style:style style:name="T279" style:family="text">
      <style:text-properties officeooo:rsid="016cd3ee"/>
    </style:style>
    <style:style style:name="T280" style:family="text">
      <style:text-properties officeooo:rsid="016f8ae6"/>
    </style:style>
    <style:style style:name="T281" style:family="text">
      <style:text-properties officeooo:rsid="01728a99"/>
    </style:style>
    <style:style style:name="T282" style:family="text">
      <style:text-properties officeooo:rsid="0173e240"/>
    </style:style>
    <style:style style:name="T283" style:family="text">
      <style:text-properties officeooo:rsid="0174f9d8"/>
    </style:style>
    <style:style style:name="T284" style:family="text">
      <style:text-properties officeooo:rsid="017d6361"/>
    </style:style>
    <style:style style:name="T285" style:family="text">
      <style:text-properties officeooo:rsid="01849b7b"/>
    </style:style>
    <style:style style:name="T286" style:family="text">
      <style:text-properties officeooo:rsid="01866737"/>
    </style:style>
    <style:style style:name="T287" style:family="text">
      <style:text-properties officeooo:rsid="0187d44a"/>
    </style:style>
    <style:style style:name="T288" style:family="text">
      <style:text-properties officeooo:rsid="018cdb29"/>
    </style:style>
    <style:style style:name="T289" style:family="text">
      <style:text-properties officeooo:rsid="018dc1e4"/>
    </style:style>
    <style:style style:name="T290" style:family="text">
      <style:text-properties officeooo:rsid="018f1d01"/>
    </style:style>
    <style:style style:name="T291" style:family="text">
      <style:text-properties officeooo:rsid="01a84fd7"/>
    </style:style>
    <style:style style:name="T292" style:family="text">
      <style:text-properties officeooo:rsid="01b04fa2"/>
    </style:style>
    <style:style style:name="T293" style:family="text">
      <style:text-properties officeooo:rsid="01b33fce"/>
    </style:style>
    <style:style style:name="T294" style:family="text">
      <style:text-properties officeooo:rsid="01b3ceeb"/>
    </style:style>
    <style:style style:name="T295" style:family="text">
      <style:text-properties officeooo:rsid="01b45a12"/>
    </style:style>
    <style:style style:name="T296" style:family="text">
      <style:text-properties officeooo:rsid="01b6330d"/>
    </style:style>
    <style:style style:name="T297" style:family="text">
      <style:text-properties officeooo:rsid="01c05329"/>
    </style:style>
    <style:style style:name="T298" style:family="text">
      <style:text-properties officeooo:rsid="01c06ae6"/>
    </style:style>
    <style:style style:name="T299" style:family="text">
      <style:text-properties officeooo:rsid="01c27db5"/>
    </style:style>
    <style:style style:name="T300" style:family="text">
      <style:text-properties officeooo:rsid="01c63332"/>
    </style:style>
    <style:style style:name="T301" style:family="text">
      <style:text-properties officeooo:rsid="01cc7661"/>
    </style:style>
    <style:style style:name="T302" style:family="text">
      <style:text-properties officeooo:rsid="01cf84d9"/>
    </style:style>
    <style:style style:name="T303" style:family="text">
      <style:text-properties officeooo:rsid="01d2582f"/>
    </style:style>
    <style:style style:name="T304" style:family="text">
      <style:text-properties officeooo:rsid="01d361ef"/>
    </style:style>
    <style:style style:name="T305" style:family="text">
      <style:text-properties officeooo:rsid="01d3f280"/>
    </style:style>
    <style:style style:name="T306" style:family="text">
      <style:text-properties officeooo:rsid="01dc2ae0"/>
    </style:style>
    <style:style style:name="T307" style:family="text">
      <style:text-properties officeooo:rsid="01dded76"/>
    </style:style>
    <style:style style:name="T308" style:family="text">
      <style:text-properties officeooo:rsid="01e4b565"/>
    </style:style>
    <style:style style:name="T309" style:family="text">
      <style:text-properties officeooo:rsid="01e69ff1"/>
    </style:style>
    <style:style style:name="T310" style:family="text">
      <style:text-properties officeooo:rsid="01e834b2"/>
    </style:style>
    <style:style style:name="T311" style:family="text">
      <style:text-properties officeooo:rsid="01e9815a"/>
    </style:style>
    <style:style style:name="T312" style:family="text">
      <style:text-properties officeooo:rsid="01eb92fc"/>
    </style:style>
    <style:style style:name="T313" style:family="text">
      <style:text-properties officeooo:rsid="01eb9b40"/>
    </style:style>
    <style:style style:name="T314" style:family="text">
      <style:text-properties officeooo:rsid="01ed0689"/>
    </style:style>
    <style:style style:name="T315" style:family="text">
      <style:text-properties officeooo:rsid="01f2b2e7"/>
    </style:style>
    <style:style style:name="T316" style:family="text">
      <style:text-properties officeooo:rsid="01f6c470"/>
    </style:style>
    <style:style style:name="T317" style:family="text">
      <style:text-properties officeooo:rsid="02119d48"/>
    </style:style>
    <style:style style:name="T318" style:family="text">
      <style:text-properties officeooo:rsid="021674fe"/>
    </style:style>
    <style:style style:name="T319" style:family="text">
      <style:text-properties officeooo:rsid="02175d41"/>
    </style:style>
    <style:style style:name="T320" style:family="text">
      <style:text-properties officeooo:rsid="0219ef67"/>
    </style:style>
    <style:style style:name="T321" style:family="text">
      <style:text-properties officeooo:rsid="0223402a"/>
    </style:style>
    <style:style style:name="T322" style:family="text">
      <style:text-properties officeooo:rsid="0224a647"/>
    </style:style>
    <style:style style:name="T323" style:family="text">
      <style:text-properties officeooo:rsid="0227d14f"/>
    </style:style>
    <style:style style:name="T324" style:family="text">
      <style:text-properties officeooo:rsid="02422f9b"/>
    </style:style>
    <style:style style:name="T325" style:family="text">
      <style:text-properties officeooo:rsid="02427324"/>
    </style:style>
    <style:style style:name="T326" style:family="text">
      <style:text-properties officeooo:rsid="0245c942"/>
    </style:style>
    <style:style style:name="T327" style:family="text">
      <style:text-properties officeooo:rsid="02466c2d"/>
    </style:style>
    <style:style style:name="T328" style:family="text">
      <style:text-properties officeooo:rsid="0252751e"/>
    </style:style>
    <style:style style:name="T329" style:family="text">
      <style:text-properties officeooo:rsid="0259367d"/>
    </style:style>
    <style:style style:name="T330" style:family="text">
      <style:text-properties officeooo:rsid="025a933e"/>
    </style:style>
    <style:style style:name="T331" style:family="text">
      <style:text-properties officeooo:rsid="0267527e"/>
    </style:style>
    <style:style style:name="T332" style:family="text">
      <style:text-properties officeooo:rsid="02682334"/>
    </style:style>
    <style:style style:name="T333" style:family="text">
      <style:text-properties officeooo:rsid="026b9bdf"/>
    </style:style>
    <style:style style:name="T334" style:family="text">
      <style:text-properties officeooo:rsid="026c8455"/>
    </style:style>
    <style:style style:name="T335" style:family="text">
      <style:text-properties officeooo:rsid="026d5c0f"/>
    </style:style>
    <style:style style:name="T336" style:family="text">
      <style:text-properties officeooo:rsid="026f806e"/>
    </style:style>
    <style:style style:name="T337" style:family="text">
      <style:text-properties officeooo:rsid="02715660"/>
    </style:style>
    <style:style style:name="T338" style:family="text">
      <style:text-properties officeooo:rsid="027258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Chapter 1</text:h>
      <text:p text:style-name="P1"><text:tab/><text:span text:style-name="T1">Hundreds of eyes peered down at the stage in the center of the amphitheater. The rows of seating were packed with eager scholars observing the two people on the center stage. A man in an elaborate robe droned on as he lectured the audience but most of the attention was focused on the woman sitting in a complex circle of runes.</text:span></text:p>
      <text:p text:style-name="P1"><text:tab/>“… <text:span text:style-name="T2">sometimes there are aberrations with the summoned demon. This one seems to have some interesting attire for example.” said the lecturer. The woman looked down at her plain green blouse and jeans before shooting a look to the lecturer.</text:span></text:p>
      <text:p text:style-name="P1"><text:tab/><text:span text:style-name="T3">“</text:span><text:span text:style-name="T5">Well it’s not like your bathrobe is normal either, ass.</text:span><text:span text:style-name="T4">” </text:span><text:span text:style-name="T132">though the woman </text:span><text:span text:style-name="T133">as she looked around</text:span><text:span text:style-name="T132">, </text:span><text:span text:style-name="T4">“…</text:span><text:span text:style-name="T6">or maybe it is. What the hell is going on here?</text:span><text:span text:style-name="T4">” </text:span><text:span text:style-name="T133">She stood up and asked, “Where are we? What’s going on?”</text:span></text:p>
      <text:p text:style-name="P1"><text:span text:style-name="T133"><text:tab/>“</text:span><text:span text:style-name="T134">One must always be careful when talking with demons.” the lecturer droned on, “Personally I find it better to simply silence them when possible.” </text:span><text:span text:style-name="T135">He snapped his finger, “There is a reason demons are regarded as deceivers despite their inability to lie.”</text:span></text:p>
      <text:p text:style-name="P1"><text:span text:style-name="T135"><text:tab/></text:span><text:span text:style-name="T136">The woman tried to question the lecturer again but could not make a sound. </text:span><text:span text:style-name="T137">Her hand shot to her throat but froze when she felt the sharp tips on her skin. </text:span><text:span text:style-name="T7">“</text:span><text:span text:style-name="T8">My nails aren’t that sharp.” </text:span><text:span text:style-name="T138">she thought and brought her hand into view. </text:span><text:span text:style-name="T139">Instead of fingernails, each of fingers ended in a sharp </text:span><text:span text:style-name="T140">black </text:span><text:span text:style-name="T139">claw. </text:span><text:span text:style-name="T9">“</text:span><text:span text:style-name="T10">That’s not normal! </text:span><text:span text:style-name="T11">Oh, that’s so not normal!</text:span><text:span text:style-name="T10">”</text:span></text:p>
      <text:p text:style-name="P1"><text:span text:style-name="T141"><text:tab/>“</text:span><text:span text:style-name="T142">Succubi, such as the current example, in particular try to seduce men when left to their own devices. </text:span><text:span text:style-name="T143">Fortunately it’s rare to encounter one in the wild.” </text:span><text:span text:style-name="T144">said the lecturer ignoring the widened eyes and rapid breath of the woman, “</text:span><text:span text:style-name="T145">As you can see they largely resemble humans unlike other demons with a few distinct features. </text:span><text:span text:style-name="T146">They have sharp claws, large leathery wings, and a prehensile tail. However, they are able to shapeshift into any humanoid form of the same size or smaller. </text:span><text:span text:style-name="T147">The one flaw of this </text:span><text:span text:style-name="T148">ability</text:span><text:span text:style-name="T147"> is the tail. </text:span><text:span text:style-name="T148">Regardless of form they will always have the long thin tail with the spade shape at the end.”</text:span></text:p>
      <text:p text:style-name="P1"><text:span text:style-name="T148"><text:tab/></text:span><text:span text:style-name="T12">“</text:span><text:span text:style-name="T13">Oh god, am I the succubus </text:span><text:span text:style-name="T14">he’s talking about</text:span><text:span text:style-name="T13">? </text:span><text:span text:style-name="T15">Please let that weight on my back be <text:s/>my imagination</text:span><text:span text:style-name="T13">.”</text:span><text:span text:style-name="T149"> </text:span><text:span text:style-name="T150">with a few deep breaths the succubus managed to calm herself only to feel a tug on the small of her back, </text:span><text:span text:style-name="T15">“</text:span><text:span text:style-name="T16">Did he just…”</text:span></text:p>
      <text:p text:style-name="P1"><text:span text:style-name="T151"><text:tab/></text:span><text:span text:style-name="T152">She whirled around with a clenched fist ready to strike the lecturer but froze when she saw him holding the end of tail. “</text:span><text:span text:style-name="T153">A wonderful demonstration. As you can see class, a proper summoning circle will prevent a demon from harming its summoner.” the lecturer frowned, “</text:span><text:span text:style-name="T154">Strange, I don’t think I’ve ever seen a succubus throw a punch</text:span><text:span text:style-name="T153">.”</text:span></text:p>
      <text:p text:style-name="P27"><text:span text:style-name="T153"><text:tab/></text:span><text:span text:style-name="T17">“</text:span><text:span text:style-name="T18">Damn it! I don’t care if it only showed up today, that’s my tail, asshole!”</text:span><text:span text:style-name="T155"> </text:span><text:span text:style-name="T156">pulling her tail out of the mans hand, the succubus </text:span><text:span text:style-name="T157">moved to away and crossed her arms. </text:span><text:span text:style-name="T19">“</text:span><text:span text:style-name="T20">Okay, for some reason I’m in the college class from hell.</text:span><text:span text:style-name="T21"> </text:span><text:span text:style-name="T22">I guess as far as nightmares go this isn’t too bad.</text:span><text:span text:style-name="T21">” </text:span><text:span text:style-name="T158">When the students had turned there attention back to the professor, she left the room. </text:span><text:span text:style-name="T159">She only had long enough to see the ornate romanesque hallway before everything went black.</text:span></text:p>
      <text:p text:style-name="P1"><text:soft-page-break/><text:span text:style-name="T159"><text:tab/></text:span><text:span text:style-name="T23">“</text:span><text:span text:style-name="T24">Huh. I guess that professor wasn’t as absent minded as I thought.”</text:span></text:p>
      <text:p text:style-name="P1"><text:span text:style-name="T24"><text:tab/>“</text:span><text:span text:style-name="T25">Um, who said that and why can’t I open my eyes?” </text:span><text:span text:style-name="T160">thought the succubus.</text:span></text:p>
      <text:p text:style-name="P1"><text:span text:style-name="T160"><text:tab/></text:span><text:span text:style-name="T25">“</text:span><text:span text:style-name="T26">I guess you could say I’m your benefactor. I turned you into a demon. Don’t worry about you’re eyes. They’re fine, there’s just nothing to see.”</text:span></text:p>
      <text:p text:style-name="P1"><text:span text:style-name="T26"><text:tab/>“</text:span><text:span text:style-name="T27">What do you mean ‘turned into a demon?’”</text:span></text:p>
      <text:p text:style-name="P1"><text:span text:style-name="T27"><text:tab/>“</text:span><text:span text:style-name="T28">Oh, Whimsy, you aren’t dreaming. </text:span><text:span text:style-name="T29">This is the beginning of our grand adventure in a brand new world!”</text:span></text:p>
      <text:p text:style-name="P1"><text:span text:style-name="T29"><text:tab/>“</text:span><text:span text:style-name="T30">No, don’t try to play this off! It’s your fault I’m here isn’t it? You kidnapped me! Don’t try and tell me you’re my benefactor!”</text:span></text:p>
      <text:p text:style-name="P1"><text:span text:style-name="T30"><text:tab/>“</text:span><text:span text:style-name="T31">That’s debatable, but I guess you can think of me as your malefactor then. </text:span><text:span text:style-name="T32">Hmm, you know what I think I’ll take the name Mal. </text:span><text:span text:style-name="T33">Yes, I am Mal your partner in crime.”</text:span></text:p>
      <text:p text:style-name="P2"><text:tab/>“And that’s another thing! Where do you get off trying to rename me? I already have a name and it’s Whimsy… I mean Whimsy… No, this isn’t right! What did you do? Why can’t I remember my real name!?”</text:p>
      <text:p text:style-name="P1"><text:span text:style-name="T33"><text:tab/>“</text:span><text:span text:style-name="T34">It’s a new name for a new life. I think its a lovely name.”</text:span></text:p>
      <text:p text:style-name="P1"><text:span text:style-name="T34"><text:tab/>“</text:span><text:span text:style-name="T35">You can’t- I already have a life! Send me back!”</text:span></text:p>
      <text:p text:style-name="P1"><text:span text:style-name="T35"><text:tab/>“</text:span><text:span text:style-name="T37">Remember, you can’t lie</text:span><text:span text:style-name="T36">, but that life is over. You reach the end and now its time to move on to the next thing. Although, I guess I could just leave you here if you want. Sounds boring to me, but there are more people I can recruit and no reason to stick with an unreasonable one.”</text:span></text:p>
      <text:p text:style-name="P1"><text:span text:style-name="T36"><text:tab/>“</text:span><text:span text:style-name="T38">I want to go home!”</text:span></text:p>
      <text:p text:style-name="P1"><text:span text:style-name="T38"><text:tab/>“</text:span><text:span text:style-name="T39">You’ll have to make one first.”</text:span></text:p>
      <text:p text:style-name="P1"><text:span text:style-name="T39"><text:tab/>“</text:span><text:span text:style-name="T40">What?”</text:span></text:p>
      <text:p text:style-name="P1"><text:span text:style-name="T40"><text:tab/>“You’ll have to make </text:span><text:span text:style-name="T41">your new home. </text:span><text:span text:style-name="T42">Your old one’s gone.”</text:span></text:p>
      <text:p text:style-name="P3"><text:tab/>“But I was there yesterday. How could it be gone?”</text:p>
      <text:p text:style-name="P1"><text:span text:style-name="T42"><text:tab/>“</text:span><text:span text:style-name="T43">Nope, whatever you’re remembering happened at least a decade ago.”</text:span></text:p>
      <text:p text:style-name="P1"><text:span text:style-name="T43"><text:tab/>“</text:span><text:span text:style-name="T44">A decade… so I have nothing then?”</text:span></text:p>
      <text:p text:style-name="P1"><text:span text:style-name="T44"><text:tab/>“</text:span><text:span text:style-name="T45">It’s just you and I now.”</text:span></text:p>
      <text:p text:style-name="P1"><text:span text:style-name="T45"><text:tab/>“Great…</text:span><text:span text:style-name="T46"> That’s just great… </text:span><text:span text:style-name="T47">I don’t suppose I could get some space added in there too?”</text:span></text:p>
      <text:p text:style-name="P1"><text:span text:style-name="T47"><text:tab/>“</text:span><text:span text:style-name="T48">mmm, I doubt you want to go to hell so how do you feel about camping?”</text:span></text:p>
      <text:p text:style-name="P27"><text:span text:style-name="T48"><text:tab/>“</text:span><text:span text:style-name="T49">Meh, it’s OK I guess.”</text:span></text:p>
      <text:p text:style-name="P7"><text:tab/><text:span text:style-name="T209">Whimsy found herself standing in the middle of a forest. The only things she could see in every direction were trees. The canopy was not very thick and let the evening rays of the sun through to brighten the area. “You know there’s usually a tent and supplies involved in camping.” she grumbled.</text:span></text:p>
      <text:p text:style-name="P7"><text:soft-page-break/><text:tab/><text:span text:style-name="T3">“</text:span><text:span text:style-name="T50">Oh you don’t need those. </text:span><text:span text:style-name="T51">You’re a demon. </text:span><text:span text:style-name="T52">It’d be pretty embarrassing if exposure to the elements could actually harm you.” </text:span><text:span text:style-name="T210">Mal said in Whimsy’s mind.</text:span></text:p>
      <text:p text:style-name="P7"><text:tab/>“<text:span text:style-name="T211">Whatever.” Whimsy said while looking at her claws, “How strong are these?” She pressed the tips into one of the larger oak trees and tested the grip. Satisfied with the results, she proceeded to climb up the trunk to one of the larger branches midway up the tree. Settling into the crook with her new additions proved harder than she thought. No matter how she sat she would either crush her wings or fall off the branch if she relaxed.</text:span></text:p>
      <text:p text:style-name="P7"><text:tab/><text:span text:style-name="T3">“</text:span><text:span text:style-name="T53">You can just shapeshift those away.”</text:span><text:span text:style-name="T212"> Mal said.</text:span></text:p>
      <text:p text:style-name="P8"><text:tab/>“<text:span text:style-name="T213">Go away. ‘m moping.” Whimsy muttered. Still, she hid all of her demonic features and leaned back to stare at the sky. “Demons don’t sleep do they?” she sighed.</text:span></text:p>
      <text:p text:style-name="P8"><text:span text:style-name="T213"><text:tab/></text:span><text:span text:style-name="T54">“</text:span><text:span text:style-name="T55">Not as often as a human. </text:span><text:span text:style-name="T56">Usually about once a week for the entire day or two. </text:span><text:span text:style-name="T57">Hell doesn’t really have day night cycles so it’s hard to tell.” </text:span><text:span text:style-name="T214">Mal replied, </text:span><text:span text:style-name="T57">“</text:span><text:span text:style-name="T58">Oh, you’ll also be available for summoning while sleeping, too.”</text:span></text:p>
      <text:p text:style-name="P9"><text:tab/>“Well isn’t that just peachy.” snipe<text:span text:style-name="T215">d</text:span> Whimsy <text:span text:style-name="T215">as she worked her way down the tree, “What about food and drink? I’m not feeling hungry either.”</text:span></text:p>
      <text:p text:style-name="P9"><text:tab/><text:span text:style-name="T3">“</text:span><text:span text:style-name="T59">You only need to replace what you lose, so you can nearly get away without any but for a small caveat. </text:span><text:span text:style-name="T60">You use </text:span><text:span text:style-name="T61">magical energy. Any excess </text:span><text:span text:style-name="T65">organic matter</text:span><text:span text:style-name="T61"> will be converted </text:span><text:span text:style-name="T63">to energy. </text:span><text:span text:style-name="T64">That’s </text:span><text:span text:style-name="T66">plenty</text:span><text:span text:style-name="T64"> to sustain you, but your hungry will never fully disappear.</text:span><text:span text:style-name="T62">”</text:span></text:p>
      <text:p text:style-name="P9"><text:span text:style-name="T62"><text:tab/></text:span><text:span text:style-name="T216">“That’s annoying.” Whimsy said but paused to tap her chin, “or maybe not. Do I have the same sense of taste? Eating all the desserts I want could be fun.”</text:span></text:p>
      <text:p text:style-name="P9"><text:tab/><text:span text:style-name="T3">“</text:span><text:span text:style-name="T67">A demon with a sweet tooth? Yes, things will taste the same for the most part. You’ll also be able to taste the mana in things. The darker the source the better the taste. You might like the taste of live animals o</text:span><text:span text:style-name="T68">r</text:span><text:span text:style-name="T67"> fresh raw meat.”</text:span></text:p>
      <text:p text:style-name="P9"><text:span text:style-name="T67"><text:tab/></text:span><text:span text:style-name="T217">“I think I’ll give that a pass.” Whimsy picked a direction and started walking, “At least I don’t have to worry about getting more lost this time.” She spent several days just meandering through the forest. There were plenty of things to stop and look at on her journey but the fauna went out of their way to avoid her. At one point she found a berry bush and learned from Mal that she was immune to disease and poison. That made finding food easy but as Mal said her hunger never fully disappeared.</text:span></text:p>
      <text:p text:style-name="P9"><text:tab/><text:span text:style-name="T218">Whimsy found a small waterfall with a small lake. </text:span><text:span text:style-name="T69">“How strong am I?”</text:span><text:span text:style-name="T218"> she wondered.</text:span></text:p>
      <text:p text:style-name="P9"><text:tab/><text:span text:style-name="T3">“</text:span><text:span text:style-name="T70">Pathetic by demon standards, but near the top for humans. You could probably fight off anything in this forest, including the hunters.”</text:span><text:span text:style-name="T219"> Mal said.</text:span></text:p>
      <text:p text:style-name="P9"><text:tab/><text:span text:style-name="T220">Whimsy checked around the area before stripping and jumping in the lake. </text:span></text:p>
      <text:p text:style-name="P9"/>
      <text:h text:style-name="P34" text:outline-level="1">Chapter 2</text:h>
      <text:p text:style-name="P25"><text:tab/><text:span text:style-name="T221">Whimsy was relaxing on a rock just beneath the lakes surface when a group of people emerged from the forest. There were five people in total, two women and three men kitted out with leather armor and bows. </text:span><text:span text:style-name="T71">“</text:span><text:span text:style-name="T73">Huh, </text:span><text:span text:style-name="T72">I guess there’s a village or something downstream. </text:span><text:span text:style-name="T73">I should really deal with this.” </text:span><text:span text:style-name="T161">she closed her eyes again, </text:span><text:span text:style-name="T73">“</text:span><text:span text:style-name="T74">I’</text:span><text:span text:style-name="T75">m not in the mood though. </text:span><text:span text:style-name="T74">Maybe they’ll just go away on their own.”</text:span></text:p>
      <text:p text:style-name="P10"><text:tab/>“<text:span text:style-name="T222">Damn, never expected to find such a beauty today!” one of the men whistled.</text:span></text:p>
      <text:p text:style-name="P10"><text:tab/>“<text:span text:style-name="T223">Have you no shame woman!?” shouted one of the women, “Cover yourself, immediately!”</text:span></text:p>
      <text:p text:style-name="P10"><text:tab/><text:span text:style-name="T224">Whimsy rolled her eyes as she got dressed again before walking over to the new group. “Alright, what do you want?” she huffed.</text:span></text:p>
      <text:p text:style-name="P10"><text:tab/>“<text:span text:style-name="T225">I don’t recognize you. Who are you and what are you doing here?” asked another man in the group.</text:span></text:p>
      <text:p text:style-name="P10"><text:tab/>“<text:span text:style-name="T226">I suppose I’m just Whimsy the lost traveler.”</text:span></text:p>
      <text:p text:style-name="P10"><text:tab/><text:span text:style-name="T227">He narrowed his eyes, “You oddly put together for someone lost. Do you have a camp nearby?”<text:tab/></text:span></text:p>
      <text:p text:style-name="P10"><text:tab/><text:span text:style-name="T3">“</text:span><text:span text:style-name="T76">I was wondering that too. These clothes are standing up surprisingly well for this trek.” </text:span><text:span text:style-name="T228">Whimsy shrugged, “No, but it is what it is. This trip wasn’t exactly voluntary, but this is a pretty nice forest so I got that going for me.”</text:span></text:p>
      <text:p text:style-name="P10"><text:tab/><text:span text:style-name="T229">One of the women gasped, “That’s terrible, why would someone just leave you in the middle of the woods?”</text:span></text:p>
      <text:p text:style-name="P10"><text:tab/>“’<text:span text:style-name="T230">cause I’m homelesss now.” Whimsy forced a neutral expression.</text:span></text:p>
      <text:p text:style-name="P10"><text:tab/>“<text:span text:style-name="T231">You’re a vagrant.” the man frowned.</text:span></text:p>
      <text:p text:style-name="P10"><text:tab/>“<text:span text:style-name="T232">I can take care of myself.”</text:span></text:p>
      <text:p text:style-name="P10"><text:tab/>“<text:span text:style-name="T233">Still I must insist…” the man explained. Whimsy decided to just go along for it and head off to their village with the woman that had tried to shame her. The rest of the party head away as the pair followed the water downstream.</text:span></text:p>
      <text:p text:style-name="P10"><text:tab/>“<text:span text:style-name="T234">What is your real story?” the other woman demanded of Whimsy.</text:span></text:p>
      <text:p text:style-name="P10"><text:tab/><text:span text:style-name="T235">Whimsy stared the other woman down before answering, </text:span>“<text:span text:style-name="T235">Everything I had is gone now and I’ve been mindlessly wandering this forest for the past few days. I suppose it’s kind of fun but I still have no idea what to do.”</text:span></text:p>
      <text:p text:style-name="P10"><text:tab/>“<text:span text:style-name="T236">Do you really expect me to believe that? You’re clothes are in perfect condition and you’re out here without any gear. You’re hiding something.”</text:span></text:p>
      <text:p text:style-name="P10"><text:tab/>“<text:span text:style-name="T237">You asked the question, I don’t really care whether you believe me or not, and of course I’m hiding things. Everybody’s hiding things. If you tell me you don’t have any secrets I would call you a liar.”</text:span></text:p>
      <text:p text:style-name="P10"><text:soft-page-break/><text:tab/>“<text:span text:style-name="T238">I don’t trust you.”</text:span></text:p>
      <text:p text:style-name="P10"><text:tab/>“<text:span text:style-name="T239">Feeling’s mutual.” Whimsy said and the two stayed silent for the rest of the journey. When the town came into the view Whimsy stopped to take in the sight. </text:span><text:span text:style-name="T77">“</text:span><text:span text:style-name="T78">Stone Wall? Where on Earth are people still using stone walls?” </text:span><text:span text:style-name="T240">she paused to let the gears in her head turn, </text:span><text:span text:style-name="T78">“Oh, Mal, you didn’t put me on some other planet did you?”</text:span></text:p>
      <text:p text:style-name="P10"><text:span text:style-name="T78"><text:tab/>“</text:span><text:span text:style-name="T79">Of course, I did. I already seen what Earth has to offer so I need a brand new world. Congratulations you’re the first Earthling to visit this realm!”</text:span></text:p>
      <text:p text:style-name="P10"><text:span text:style-name="T241"><text:tab/>Approaching the gate from the road the pair could see a people going about their daily lives. The streets were paved with dingy bricks and lined with shops. Further down the street the crowds started to get denser but there were only a handful of people near the gate. When the wind shifted Whimsy got her first nose full of the town air, </text:span><text:span text:style-name="T79">“</text:span><text:span text:style-name="T80">Oh god, it smells like ass!”</text:span></text:p>
      <text:p text:style-name="P10"><text:span text:style-name="T80"><text:tab/>“</text:span><text:span text:style-name="T81">That’s just the city air. Have you never realize how disgusting human cities are? The population density it insane. This world is stagnant too, so they aren’t much better than Earth in the middle ages. </text:span><text:span text:style-name="T82">Still this town grew too quickly and the infrastructure is shit. Other cities probably won’t smell worse than Earth ones.</text:span><text:span text:style-name="T81">”</text:span></text:p>
      <text:p text:style-name="P11"><text:tab/>“<text:span text:style-name="T242">Come on. Let’s get this over with.” said the woman as she marched through the gates. Whimsy followed behind holding her breath. They entered the building labeled ‘Adventurer’s Guild,’ the closest building to the gates. Inside the massive building were tables occupied by groups with a wide variety of equipment. Some wore robes with a staff on their back, others had full plate mail armor and massive weapons, and a few had leather armor packed with pockets and knives. Right in front of the door though was a counter and the destination of the pair. “I need a identification check on her.” the woman said to the man behind the counter while indicating Whimsy.</text:span></text:p>
      <text:p text:style-name="P11"><text:tab/>“<text:span text:style-name="T243">Alright. Ma’am would you place you hand on the tablet.” the man said as he pulled out a black glass tablet.</text:span></text:p>
      <text:p text:style-name="P11"><text:tab/><text:span text:style-name="T3">“</text:span><text:span text:style-name="T83">Why</text:span><text:span text:style-name="T84"> did </text:span><text:span text:style-name="T83">she bring me to an adventurer’s guild? </text:span><text:span text:style-name="T85">I’m not an adventurer.</text:span><text:span text:style-name="T83">” </text:span><text:span text:style-name="T244">Whimsy wondered as she complied.</text:span></text:p>
      <text:p text:style-name="P11"><text:tab/><text:span text:style-name="T3">“</text:span><text:span text:style-name="T86">That’s one of the more interesting parts of this world. It’s artificial and has a… system of sorts that manages things. It also lets people build up their personal strength to ludicrous levels.”</text:span><text:span text:style-name="T245"> Mal explain as the pad flashed a notice that Whimsy was not registered in the system, </text:span><text:span text:style-name="T86">“</text:span><text:span text:style-name="T87">It has all kinds of weird effects but one of them is that the Adventurer’s guild is the single most influential power. </text:span><text:span text:style-name="T88">A lot of government function are managed by them.”</text:span></text:p>
      <text:p text:style-name="P11"><text:span text:style-name="T88"><text:tab/></text:span><text:span text:style-name="T246">“What rock were you living under?” mumbled the man as he picked up the pad and worked on it for a bit. He pulled a small card from behind the counter and tapped it on the tablet before handing it to Whimsy.</text:span></text:p>
      <text:p text:style-name="P11"><text:tab/><text:span text:style-name="T247">Whimsy looked at the card and Mal broke into laughter. The card had her basic physical features listed along with her name, race, and level. </text:span><text:span text:style-name="T89">“</text:span><text:span text:style-name="T90">I can’t believe he overlooked the fact that your race is listed as demon.”</text:span><text:span text:style-name="T248"> Mal said causing Whimsy to stuff the card in her pocket.</text:span></text:p>
      <text:p text:style-name="P17"><text:tab/><text:span text:style-name="T3">“</text:span><text:span text:style-name="T112">Gender none! Rude!”</text:span><text:span text:style-name="T249"> Whimsy glared at the card, “</text:span><text:span text:style-name="T91">What does it mean level, </text:span><text:span text:style-name="T112">though</text:span><text:span text:style-name="T91">?”</text:span></text:p>
      <text:p text:style-name="P11"><text:soft-page-break/><text:tab/><text:span text:style-name="T3">“</text:span><text:span text:style-name="T92">It’s part of that system. It tries to quantify your capabilities especially combat related ones. </text:span><text:span text:style-name="T93">It’s an exponential scale so it doubles every 10 levels and a typical adult human is about level 20.” </text:span><text:span text:style-name="T250">Mal replied, </text:span><text:span text:style-name="T94">“</text:span><text:span text:style-name="T95">You’re around the peak abilities for non magical human at level 23 but people here can get much stronger than that if they put in the effort.”</text:span></text:p>
      <text:p text:style-name="P13"><text:tab/>“Alright, come on.” said Whimsy guide, “Let’s get you to an inn so your out of my hair.”</text:p>
      <text:p text:style-name="P11"><text:tab/><text:span text:style-name="T251">As the woman left the building Whimsy tried to protest but couldn’t get the words out. </text:span><text:span text:style-name="T96">“I </text:span><text:span text:style-name="T97">forgot to breath</text:span><text:span text:style-name="T96">…” </text:span><text:span text:style-name="T252">Whimsy asked, “Why?”</text:span></text:p>
      <text:p text:style-name="P11"><text:tab/>“<text:span text:style-name="T252">So you have somewhere to stay.” the guide peered at her, “You do know what an inn is, right?”</text:span></text:p>
      <text:p text:style-name="P11"><text:tab/>“<text:span text:style-name="T253">Yeah, but why would I want to stay here. It smells like ass.”</text:span></text:p>
      <text:p text:style-name="P11"><text:tab/>“<text:span text:style-name="T254">That’s just what cities smell like.”</text:span></text:p>
      <text:p text:style-name="P11"><text:tab/>“<text:span text:style-name="T255">Gross. I’m sticking with the forest then.”</text:span></text:p>
      <text:p text:style-name="P11"><text:tab/>“<text:span text:style-name="T256">What is wrong with you? You’re going to pass up a proper bed just because your nose can’t handle city smells?”</text:span></text:p>
      <text:p text:style-name="P11"><text:tab/>“<text:span text:style-name="T257">Yes!”</text:span></text:p>
      <text:p text:style-name="P12"><text:tab/><text:span text:style-name="T257">The other woman mulled over Whimsy’s reply before shrugging and heading back out the gate. The two parted ways at the tree line and once again Whimsy picked a direction to go at random. She reveled in the fresh air. </text:span></text:p>
      <text:p text:style-name="P29"><text:tab/>“This might be more fun than I thought.” she yawned after spending a few days testing her limits. Her strength did not improve much but her stamina and flexibility were inhuman. Even so, she was beginning to feel drowsy after a week of staying awake. This time when she found a tree to sleep in she did fall asleep.</text:p>
      <text:p text:style-name="P12"><text:tab/><text:span text:style-name="T258">Whimsy found herself standing on the forest floor the next instant. However, the darkened sky suggested that several hours had passed. A familiar magic circle was at her feet and robed woman with a staff and pointed hat was standing in front of her. To the side was a small hut covered in drying herbs and occult ornaments.</text:span></text:p>
      <text:p text:style-name="P12"><text:tab/>“<text:span text:style-name="T259">Demon, I want you to protect and aid me as I gather reagents from the forest. Will you do this?” stated the witch.</text:span></text:p>
      <text:p text:style-name="P12"><text:tab/><text:span text:style-name="T3">“</text:span><text:span text:style-name="T98">Woah, a witch!” </text:span><text:span text:style-name="T260">Whimsy marveled, </text:span><text:span text:style-name="T98">“</text:span><text:span text:style-name="T99">Wait, is she a real witch!?”</text:span></text:p>
      <text:p text:style-name="P12"><text:span text:style-name="T99"><text:tab/>“Well, she did just summon a demon.” </text:span><text:span text:style-name="T261">Mal added.</text:span></text:p>
      <text:p text:style-name="P12"><text:tab/><text:span text:style-name="T3">“</text:span><text:span text:style-name="T100">...right.” </text:span><text:span text:style-name="T262">Whimsy admitted, “Uh, OK.” A set of ethereal chains appeared around the right hands of the two before sinking into their skin. The chains left no mark but Whimsy could still feel them as she inspected her hand.</text:span></text:p>
      <text:p text:style-name="P12"><text:tab/>“<text:span text:style-name="T263">You’re still a child aren’t you, demon?” the witch asked.</text:span></text:p>
      <text:p text:style-name="P12"><text:tab/><text:span text:style-name="T264">Whimsy wanted to answer ‘no’ but could not. “Yes?” she replied.</text:span></text:p>
      <text:p text:style-name="P12"><text:soft-page-break/><text:tab/>“<text:span text:style-name="T265">Interesting.” the witch said as she put on a satchel and picked up a large sack, “Here hold this”</text:span></text:p>
      <text:p text:style-name="P12"><text:tab/><text:span text:style-name="T266">Whimsy grabbed the offered sack and the two headed off. After a while the witch stopped and started gathering trimmings from the plant covering the ground. To Whimsy’s eyes the cuts the witch made had a slight fading glow. “So we just collecting plants?” Whimsy asked.</text:span></text:p>
      <text:p text:style-name="P12"><text:tab/>“<text:span text:style-name="T267">No, I said reagents, not plants.” replied the witch as she checked her bag and set off again, “This was just on the way.” They made a few more similar stops before they reached the edge of the forest after nearly an hour. Mangrove trees surrounded the pair as they waded through the water of the swamp. “There.” the witch stopped and pointed at a log sticking out of the water, “Try and grab it by the tail.”</text:span></text:p>
      <text:p text:style-name="P12"><text:tab/><text:span text:style-name="T268">Whimsy shrugged and approached the log and inspected it finding a dark cavity. She reached a hand in and withdrew it the next instant with a snake attached. “The little shit bit me.” she shouted, “Wait, this isn’t a venomous snake is it?”</text:span></text:p>
      <text:p text:style-name="P12"><text:tab/>“<text:span text:style-name="T269">Of course it’s venomous.” the witch rolled her eyes, “Why do you think I’m having you catch them?”</text:span></text:p>
      <text:p text:style-name="P12"><text:tab/>“<text:span text:style-name="T270">What!? Am I going to have to cut off my hand now!?” Whimsy questioned as the snake let go and started swimming away.</text:span></text:p>
      <text:p text:style-name="P12"><text:tab/>“<text:span text:style-name="T271">You idiot! You’re immune to poisons! Now don’t let it get away!” the witch ordered.</text:span></text:p>
      <text:p text:style-name="P12"><text:tab/><text:span text:style-name="T272">Whimsy stumbled after the snake and grabbed it by the tail. She flailed every time the snake tried to bite her.</text:span></text:p>
      <text:p text:style-name="P12"><text:tab/>“<text:span text:style-name="T273">Just flick it like a whip and put it in the bag.” said the witch as she rubbed the bridge of her nose. Whimsy did as ordered killing the snake and putting it in the bag. She also noticed that viscous black fluid had leaked out of the bite mark before it healed. Wiping the ooze off the pair headed off to search for more snakes.</text:span></text:p>
      <text:p text:style-name="P12"><text:tab/><text:span text:style-name="T274">Whimsy had gotten several more bites by the time the witch was satisfied. Handing off the sack full of dead snakes Whimsy was more than ready to go when she was unsummoned.</text:span></text:p>
      <text:h text:style-name="P35" text:outline-level="1">Chapter 3</text:h>
      <text:p text:style-name="P12"><text:tab/><text:span text:style-name="T275">Whimsy stretched as she woke up feeling refreshed despite the night spent snake catching. There was a thud when she landed on the ground after jumping down from her branch. “I feel stronger?” she wondered, “I didn’t think I was that much of a morning person.”</text:span></text:p>
      <text:p text:style-name="P12"><text:tab/><text:span text:style-name="T3">“</text:span><text:span text:style-name="T101">You are stronger.” </text:span><text:span text:style-name="T276">Mal said, </text:span><text:span text:style-name="T101">“Do you really think demons would go along with summonings if there wasn’t something in it for them?”</text:span></text:p>
      <text:p text:style-name="P14"><text:tab/>“I,” Whimsy replied, “didn’t think about that.”</text:p>
      <text:p text:style-name="P12"><text:tab/><text:span text:style-name="T3">“</text:span><text:span text:style-name="T101">But you still went along with that witch.” </text:span><text:span text:style-name="T276">Mal giggled, </text:span><text:span text:style-name="T101">“</text:span><text:span text:style-name="T102">You’ve got a bit of a masochistic streak.”</text:span></text:p>
      <text:p text:style-name="P15"><text:tab/>“No, I just didn’t have anything better to do and besides the snakes bites were more annoying than painful. Now what are you talking about? How did I get stronger from being summoned?”</text:p>
      <text:p text:style-name="P12"><text:tab/><text:span text:style-name="T3">“</text:span><text:span text:style-name="T103">You don’t get summon in body just in mind. The body </text:span><text:span text:style-name="T104">you occupy is conjured with the summoner’s magic and part of that magic is tied up in maintaining the body. </text:span><text:span text:style-name="T105">For some reason, they’ve never really considered the implication that summoning something mixes a part of your soul with the summoned creature. </text:span><text:span text:style-name="T106">Effectively you’re nibbling on their soul the entire time your summoned.”</text:span></text:p>
      <text:p text:style-name="P12"><text:span text:style-name="T106"><text:tab/></text:span><text:span text:style-name="T277">“So that’s why I don’t feel as hungry… Wow, that… Uh, I’m just gonna leave that one alone.”</text:span></text:p>
      <text:p text:style-name="P12"><text:tab/>“<text:span text:style-name="T278">Now what’s a beauty like you doing talking to herself in the middle of the woods?” asked the man that had just shown himself. He was well groomed and equipped with a sturdy set of leather armor. While his stance was casual he kept one hand near the handle of the rapier hanging from his belt.</text:span></text:p>
      <text:p text:style-name="P12"><text:tab/>“<text:span text:style-name="T279">Sightseeing.” Whimsy replied, “What about you?”</text:span></text:p>
      <text:p text:style-name="P12"><text:tab/>“<text:span text:style-name="T280">Yes, there are some delightful sights around.” said the man as he ogled Whimsy, “I happen to live nearby. It would also be delightful if the lady would accompany me back to my humble abode.”</text:span></text:p>
      <text:p text:style-name="P12"><text:tab/>“<text:span text:style-name="T281">Not the worst pickup line I’ve heard, but I’ll have to refuse.” Whimsy deadpanned. The man disappeared and she felt a sword against her neck. </text:span><text:span text:style-name="T107">“</text:span><text:span text:style-name="T108">Uh, what just happened?”</text:span></text:p>
      <text:p text:style-name="P16"><text:tab/>“I apologize for the misunderstanding, but that wasn’t a request.” the man said directly into her ear.</text:p>
      <text:p text:style-name="P12"><text:tab/><text:span text:style-name="T3">“</text:span><text:span text:style-name="T109">The system that governs this realm offers unlimited potential to all denizens. What did you think you were the only one?” </text:span><text:span text:style-name="T282">Mal explained, </text:span><text:span text:style-name="T109">“</text:span><text:span text:style-name="T110">Although you are the only one that’s not fully bound to the system and you have me!”</text:span></text:p>
      <text:p text:style-name="P12"><text:span text:style-name="T283"><text:tab/>“I see.” Whimsy said with a strained smile, “In that case, I would love to see your humble abode.” The humble abode was an encampment protected by a pallisade and hidden within the forest. There were only a few buildings with tents filling out the rest of the encampment. I was well organized and maintained but many of the inhabitants and their plain clothing were covered in dirt stains. </text:span><text:span text:style-name="T110">“</text:span><text:span text:style-name="T111">Still smells better than that city.”</text:span></text:p>
      <text:p text:style-name="P12"><text:soft-page-break/><text:span text:style-name="T111"><text:tab/></text:span><text:span text:style-name="T284">Whimsy was pushed inside a prison cell and the door slammed shut locking her in with a pair of prisoners. The two women were sitting on the ground watching with impassive eyes. They had on sets of ratty clothing but Whimsy could still recognize the woman that had taken her to the city. “Why am I not surprised to see you again?” droned the woman.</text:span></text:p>
      <text:p text:style-name="P12"><text:tab/>“<text:span text:style-name="T285">Weren’t there more of you earlier?” Whimsy shot back.</text:span></text:p>
      <text:p text:style-name="P12"><text:tab/>“<text:span text:style-name="T286">Uncooperative men are a liability so they can either join or die.”</text:span></text:p>
      <text:p text:style-name="P12"><text:tab/>“<text:span text:style-name="T287">Why are we here then?”</text:span></text:p>
      <text:p text:style-name="P12"><text:tab/><text:span text:style-name="T287">The woman stared at Whimsy, “Really? Although with your looks I guess you don’t have to worry much.”</text:span></text:p>
      <text:p text:style-name="P12"><text:tab/>“<text:span text:style-name="T288">What’s that supposed to mean?” Whimsy glared.</text:span></text:p>
      <text:p text:style-name="P12"><text:tab/>“<text:span text:style-name="T289">You’ve got no hips. Hell, you look half starved!”</text:span></text:p>
      <text:p text:style-name="P12"><text:tab/><text:span text:style-name="T290">Whimsy fumed but the woman that had remained silent said, “Would you both shut up!? You’re just making things worse.” Whimsy tried to start a conversation multiple times but had little luck. She did managed to learn that the second woman was named Sandy but the entire day passed in silence otherwise. Lunch had been an hour ago but Whimsy was still poking at half a bowl of gray mush.</text:span></text:p>
      <text:p text:style-name="P12"><text:tab/><text:span text:style-name="T292">Late in the evening a man appeared as the other side fo the prison door, </text:span>“<text:span text:style-name="T291">Well, if it isn’t the wild woman. I had heard we got a new playmate.” He leered at Whimsy, “It looks like someone understands resistance is pointless.”</text:span></text:p>
      <text:p text:style-name="P12"><text:tab/><text:span text:style-name="T3">“</text:span><text:span text:style-name="T113">Pointless?” </text:span><text:span text:style-name="T293">Whimsy thought while staring at the floor. The man unlocked the door and stepped in. </text:span><text:span text:style-name="T113">“</text:span><text:span text:style-name="T114">Yeah, things certainly seem pretty pointless now that I’ve lost everything.”</text:span><text:span text:style-name="T294"> Her cell mates looked resigned as the man walked toward them. </text:span><text:span text:style-name="T114">“Also means I have nothing left to loose. Hey Mal didn’t you say that evil souls taste better?” </text:span><text:span text:style-name="T295">Whimsy stared at the man’s back.</text:span></text:p>
      <text:p text:style-name="P12"><text:tab/><text:span text:style-name="T3">“</text:span><text:span text:style-name="T115">Oh yes, that was the original purpose of demons. Just follow your instincts that’s what they’re there for.”</text:span></text:p>
      <text:p text:style-name="P12"><text:span text:style-name="T115"><text:tab/></text:span><text:span text:style-name="T296">Whimsy’s nails grew into black claws that seemed to flow like a liquid. She moved into position and pounced on the man. He whipped around and punched her in the face killing her momentum. She did manage to scratch his arm before falling to the ground. He looked at the scratch on his arm before glaring at Whimsy. A foot impacted Whimsy’s stomach in the next moment but she wrapped herself around it to prevent the man from pulling it back.</text:span></text:p>
      <text:p text:style-name="P12"><text:tab/>“<text:span text:style-name="T297">Stupid bitch! What do you hope to accomplish?” growled the man as he reached for the knife at his side.</text:span></text:p>
      <text:p text:style-name="P12"><text:tab/>“<text:span text:style-name="T298">Spite mostly.” Whimsy said just before the knife stabbed into her side. Her breath hissed as it was pulled through her teeth, “That little prick’s not gonna be enough.” Her nails dug into the mans shin.</text:span></text:p>
      <text:p text:style-name="P12"><text:tab/>“<text:span text:style-name="T299">Let go.” repeated the man with every stab but Whimsy remained despite the numerous holes oozing black blood on her side. Each strike got weaker until he fell across Whimsy still trying to stab </text:span><text:soft-page-break/><text:span text:style-name="T299">her even though his hand was nowhere near her. Black veins grew on his neck and hands until he stopped moving. His body melted into a black mass that flowed into Whimsy.</text:span></text:p>
      <text:p text:style-name="P12"><text:tab/><text:span text:style-name="T300">Her two cellmates watched in horror as Whimsy inspected the items left behind by the man. The clothing she had no use for nor did she know how to wield a knife. A few coins were the only thing she found worth taking from the man. “I feel better now.” Whimsy said as she stretched, </text:span><text:span text:style-name="T116">“</text:span><text:span text:style-name="T117">I don’t know if that’s a good sign.” </text:span></text:p>
      <text:p text:style-name="P18"><text:tab/>“What is hell’s name are you?” Sandy muttered. Whimsy pulled her adventurer’s card out and handed it to Sandy. “You didn’t even look at her card!?” she shrieked at other woman, “She’s a goddamn demon.”</text:p>
      <text:p text:style-name="P12"><text:tab/><text:span text:style-name="T301">Whimsy reclaimed her card and let the two argue among themselves as she left the cell. </text:span><text:span text:style-name="T118">“</text:span><text:span text:style-name="T119">Huh, level 27 now? Cool.” </text:span><text:span text:style-name="T301">The prison was constructed inside a pit with a straight hallway leading to the surface. Whatever building was on top of it provided the wooden ceiling but Whimsy was more concerned with the other locked doors. Only one other cell was occupied with a rotund man wearing an elaborate set of clothing. Said clothing had seen better days and the man looked worn down though.</text:span></text:p>
      <text:p text:style-name="P12"><text:tab/><text:span text:style-name="T302">When Whimsy opened the door taking part of the frame with it, the man only gave her a glance. “You just gonna sit there?” she asked.</text:span></text:p>
      <text:p text:style-name="P12"><text:tab/>“<text:span text:style-name="T303">You don’t look very professional. Did my parents really hire you?” he asked.</text:span></text:p>
      <text:p text:style-name="P12"><text:tab/>“<text:span text:style-name="T304">Uh, no. Why would they hire me?”</text:span></text:p>
      <text:p text:style-name="P12"><text:tab/>“<text:span text:style-name="T304">I see. In that case I shall wait for a proper rescue party then.”</text:span></text:p>
      <text:p text:style-name="P12"><text:tab/><text:span text:style-name="T305">Whimsy backed out of the room and crawled up the earthen ramp leading above ground. Peeking at the encampment showed a few guards patrolling the walls but the buildings were too dark to make out anything. She watched the guards in order to memorize their routes but a commotion drew them to the entrance after a while. The clash of steel on steel rang out as the shouting raised in volume. Whimsy waited a moment to make sure everyone was paying attention to the entrance before sprinting to the wooden wall around the encampment. Her nails bit into the wood and made it easy for her to climb up and over the wall.</text:span></text:p>
      <text:p text:style-name="P12"><text:tab/><text:span text:style-name="T306">Whimsy found a tree to perch in with a view of the fight going on. The bandits were fighting a small group of people. The man in the front had a sword and shield fighting along side a man wielding a pair of blades. In the back was a lady dressing in white robes with golden accents waving a staff around. </text:span><text:span text:style-name="T120">“I guess she’s the cheerleader?”</text:span></text:p>
      <text:p text:style-name="P12"><text:span text:style-name="T307"><text:tab/>Eventually the man that had captured Whimsy approached the group and started talking with them. The talks broke down and swords were drawn only for the cheerleader to step up. By this time Whimsy’s cellmates had snuck out and joined the conversation. </text:span><text:span text:style-name="T120">“</text:span><text:span text:style-name="T121">Too bad, I can’t hear what they’re saying. It looks like quiet the drama.” </text:span><text:span text:style-name="T308">After much arguing the man lowered his weapons and let himself be restrained.</text:span></text:p>
      <text:p text:style-name="P12"><text:tab/><text:span text:style-name="T309">Neither of Whimsy’s cellmates looked happy with the arrangement but Sandy was the only one to storm off. The remaining group made their way back into the camp heading toward the prison.</text:span></text:p>
      <text:p text:style-name="P12"><text:soft-page-break/><text:tab/>“<text:span text:style-name="T310">You didn’t go very far.” called Sandy from the base of the tree.</text:span></text:p>
      <text:p text:style-name="P12"><text:tab/>“<text:span text:style-name="T311">I wanted to see what was going on.” Whimsy replied, “You aren’t afraid I’m going ot eat you or something?”</text:span></text:p>
      <text:p text:style-name="P12"><text:tab/><text:span text:style-name="T312">Sandy shrugged and started climbing, “Nothing ventured, nothing gained.”</text:span></text:p>
      <text:p text:style-name="P12"><text:tab/><text:span text:style-name="T313">Whimsy gave her a look before turning back to the encampment. The attacking party was now leaving with the final prisoner in tow. Once they passed through the gate the encampment burst into action. Bandits were grabbing everything not nailed down and fleeing.</text:span></text:p>
      <text:p text:style-name="P12"><text:tab/>“<text:span text:style-name="T314">Half-assed Hero.” Sandy spat, “All he did was spread the problem around.”</text:span></text:p>
      <text:h text:style-name="P36" text:outline-level="1">Chapter 4</text:h>
      <text:p text:style-name="P26"><text:tab/><text:span text:style-name="T315">Both Whimsy and Sandy decided to stay at the bandit’s encampment since it was, ironically, the only place without bandits. Whimsy slipped into sleep once again opening herself to summoning.</text:span></text:p>
      <text:p text:style-name="P26"><text:tab/><text:span text:style-name="T316">Whimsy once again found herself standing on a summoning circle. This time it was in plain white brick room. Scorch marks and stains marred the floor and walls though. Across from her was someone wearing full plate armor carrying a sword and shield. </text:span><text:span text:style-name="T122">“</text:span><text:span text:style-name="T123">I’m not sure I like where this is going…” </text:span><text:span text:style-name="T162">Whimsy thought while eyeing the warrior.</text:span></text:p>
      <text:p text:style-name="P26"><text:span text:style-name="T162"><text:tab/></text:span><text:span text:style-name="T123">“</text:span><text:span text:style-name="T124">Well, you’re not wrong.” </text:span><text:span text:style-name="T163">Mal said, </text:span><text:span text:style-name="T124">“That’s a paladin.”</text:span></text:p>
      <text:p text:style-name="P4"><text:tab/>“A what?”</text:p>
      <text:p text:style-name="P4"><text:tab/>“Holy warrior. Soldier for the church. Specializes in fighting the forces of evil including demons.”</text:p>
      <text:p text:style-name="P26"><text:span text:style-name="T124"><text:tab/></text:span><text:span text:style-name="T163">“</text:span><text:span text:style-name="T164">WHAT!?”</text:span></text:p>
      <text:p text:style-name="P19"><text:tab/>“Dodge.”</text:p>
      <text:p text:style-name="P26"><text:span text:style-name="T164"><text:tab/></text:span><text:span text:style-name="T165">Whimsy leaped back as the paladin’s sword passed by. </text:span><text:span text:style-name="T166">The paladin kept up the attack flowing from one swipe to the next. Whimsy tried to keep dodging but could not avoid getting nicked by most of the slices. </text:span><text:span text:style-name="T167">A stab managed to pierce her stomach bringing Whimsy to a stop. The warrior pulled the sword back and made to cut her head off. Whimsy blocked the blade with her forearm where it sunk in deeply.</text:span></text:p>
      <text:p text:style-name="P26"><text:span text:style-name="T167"><text:tab/>“</text:span><text:span text:style-name="T168">Son of a bitch! That fucking stings!” Whimsy shouted at her opponent </text:span><text:span text:style-name="T169">still continuing his assault, “Would </text:span><text:span text:style-name="T170">you </text:span><text:span text:style-name="T169">stop!?” She punctuated her last statement with a punch that was blocked by the shield. </text:span><text:span text:style-name="T171">She tried slashing with her other hand but it was no more effective. </text:span><text:span text:style-name="T172">On the second slash attempt the warrior swung his sword and cut her hand clean off.</text:span></text:p>
      <text:p text:style-name="P28"><text:span text:style-name="T172"><text:tab/></text:span><text:span text:style-name="T173">Whimsy gaped at the stump left from the cut </text:span><text:span text:style-name="T174">and did not even notice the sword driven through her body. </text:span><text:span text:style-name="T125">“Holy crap, that actually felt like getting my hand cut off.” </text:span><text:span text:style-name="T174">she mused once the pain tapered into a dull ache. </text:span><text:span text:style-name="T175">When she turned to look at the armored warrior they took a step back. </text:span><text:span text:style-name="T176">They tried to raise their shield but Whimsy </text:span><text:span text:style-name="T179">knocked it aside</text:span><text:span text:style-name="T176"> and </text:span><text:span text:style-name="T179">grabbed an arm</text:span><text:span text:style-name="T176">. </text:span><text:span text:style-name="T177">She turned and pulled them across her shoulder and slammed her armored foe on the ground. </text:span><text:span text:style-name="T178">A loud clang was the last thing she heard before being unsummoned.</text:span></text:p>
      <text:p text:style-name="P20"><text:tab/><text:span text:style-name="T317">Whimsy sat on her commandeered bed staring at the hand that she lost during the last summoning. Sandy came in and eyed the demon no longer hiding her less human features. “You are the most mopey demon I’ve ever heard of. Do you do anything other than brooding?”</text:span></text:p>
      <text:p text:style-name="P20"><text:tab/><text:span text:style-name="T318">Whimsy snorted, “I get summoned when I sleep instead of dreaming. Some armored jackass cut off my hand and it hurt.”</text:span></text:p>
      <text:p text:style-name="P20"><text:tab/>“<text:span text:style-name="T319">I had heard the church used summoned demons for practice.” Sandy mused, “So what? You’re sad you got a boo-boo now?”</text:span></text:p>
      <text:p text:style-name="P20"><text:soft-page-break/><text:tab/>“<text:span text:style-name="T320">I wouldn’t call dismemberment a ‘boo-boo.’” Whimsy glared at Sandy, “More like a wake up call. I liked it better when I could just believe this was all some kind of nightmare.”</text:span></text:p>
      <text:p text:style-name="P20"><text:tab/>“<text:span text:style-name="T321">Huh, never expected to find a whiny bitch demon.”</text:span></text:p>
      <text:p text:style-name="P20"><text:tab/>“<text:span text:style-name="T322">Oh, screw you! I had my whole life upended when I turned into a succubus less than a month ago! I think I’m allowed a little self-pity, thank you!”</text:span></text:p>
      <text:p text:style-name="P20"><text:tab/>“<text:span text:style-name="T322">A succubus? There’s no way you’re a lust demon. Hmm, pride, greed, and wrath are out too.”</text:span></text:p>
      <text:p text:style-name="P20"><text:tab/>“<text:span text:style-name="T322">I dunno I’m feeling pretty wrathful right now.”</text:span></text:p>
      <text:p text:style-name="P20"><text:tab/><text:span text:style-name="T322">Sandy scoffed, “If you were a demon of wrath I would be dead by now. I’m guessing Envy but I don’t know what a demon of envy looks like.”</text:span></text:p>
      <text:p text:style-name="P5"><text:tab/>“<text:span text:style-name="T323">Of course, not. Changelings are amorphous. They have no true form of their own.”</text:span></text:p>
      <text:p text:style-name="P5"><text:span text:style-name="T131"><text:tab/>“</text:span><text:span text:style-name="T180">Changeling?” Whimsy repeate</text:span><text:span text:style-name="T181">d trying out the name.</text:span></text:p>
      <text:p text:style-name="P5"><text:span text:style-name="T181"><text:tab/>“</text:span><text:span text:style-name="T182">Those are demons?” Sandy questioned, “That’s…</text:span><text:span text:style-name="T183"> huh, that would make sense.”</text:span></text:p>
      <text:p text:style-name="P5"><text:span text:style-name="T183"><text:tab/>“</text:span><text:span text:style-name="T184">You know what? I don’t care! I’ve lost everything and been dumped in this shit hole!” Whimsy ranted, “And…</text:span><text:span text:style-name="T185"> And I killed someone.” Her eyes unfocused as she gaped, “</text:span><text:span text:style-name="T186">I’m a murderer now…”</text:span></text:p>
      <text:p text:style-name="P5"><text:span text:style-name="T186"><text:tab/></text:span><text:span text:style-name="T187">Sandy rolled her eyes, “</text:span><text:span text:style-name="T193">He was a bandit</text:span><text:span text:style-name="T187">. It’s not murder, </text:span><text:span text:style-name="T194">its civil service</text:span><text:span text:style-name="T187">.”</text:span></text:p>
      <text:p text:style-name="P5"><text:span text:style-name="T187"><text:tab/>“</text:span><text:span text:style-name="T188">But that’s so heartless. I don’t want to be a monster!”</text:span></text:p>
      <text:p text:style-name="P5"><text:span text:style-name="T188"><text:tab/>“</text:span><text:span text:style-name="T189">You want to be a corpse instead?” Sand</text:span><text:span text:style-name="T190">y</text:span><text:span text:style-name="T189"> asked before punching Whimsy hard enough to knock her off the bed. </text:span><text:span text:style-name="T190">Standing over the prone woman Sandy asked,</text:span><text:span text:style-name="T189"> “</text:span><text:span text:style-name="T190">Are you really this pathetic? Do you really think the world cares if you’re a monster or not? </text:span><text:span text:style-name="T192">Either way, </text:span><text:span text:style-name="T191">The world will kick your ass and take you for everything your worth if you let.</text:span><text:span text:style-name="T190">”</text:span></text:p>
      <text:p text:style-name="P21"><text:tab/>“<text:span text:style-name="T324">Did you really need to punch me?” Whimsy grumbled as she picked herself up. She muttered, “Maybe you should’ve been the demon.”</text:span></text:p>
      <text:p text:style-name="P21"><text:tab/>“<text:span text:style-name="T325">Yes, you’re acting like a fool. Death is just a fact of life and you are a monster. Get over it.”</text:span></text:p>
      <text:p text:style-name="P21"><text:tab/>“<text:span text:style-name="T326">Oh, I’m sorry. I don’t want to be a villain but if it bothers you I guess I should just throw out morality.” Whimsy spat.</text:span></text:p>
      <text:p text:style-name="P6"><text:tab/>“Morality is subjective. The only difference between a monster and a hero is the perspective.”</text:p>
      <text:p text:style-name="P6"><text:tab/>“<text:span text:style-name="T327">Really? You have to jump on the bandwagon too?”</text:span></text:p>
      <text:p text:style-name="P6"><text:span text:style-name="T131"><text:tab/></text:span><text:span text:style-name="T195">Sandy stared at the fuming woman, “</text:span><text:span text:style-name="T196">How the hell are you self-righteous </text:span><text:span text:style-name="T197">as a</text:span><text:span text:style-name="T196"> demon?”</text:span></text:p>
      <text:p text:style-name="P6"><text:span text:style-name="T196"><text:tab/>“</text:span><text:span text:style-name="T198">I just want my life back.” Whimsy slumped, “</text:span><text:span text:style-name="T199">I liked living in… in… why can’t I remember where I lived?”</text:span></text:p>
      <text:p text:style-name="P6"><text:span text:style-name="T199"><text:tab/>“</text:span><text:span text:style-name="T200">Well, then get stronger. You’ll need it if you want to </text:span><text:span text:style-name="T201">run</text:span><text:span text:style-name="T200"> your own life.”</text:span></text:p>
      <text:p text:style-name="P6"><text:span text:style-name="T200"><text:tab/>“</text:span><text:span text:style-name="T202">What?”</text:span></text:p>
      <text:p text:style-name="P6"><text:soft-page-break/><text:span text:style-name="T202"><text:tab/></text:span><text:span text:style-name="T328">“There’s a global system that allows people to gain absurd levels of strength and they use a feudal system. There’s only a thin facade separating you form the law of the jungle.”</text:span></text:p>
      <text:p text:style-name="P30"><text:span text:style-name="T131"><text:tab/>“</text:span><text:span text:style-name="T203">What do you think was going to happen yesterday?” Sandy continued without waiting for an answer, “</text:span><text:span text:style-name="T204">You would have been stripped, broken, and sold as a slave. </text:span><text:span text:style-name="T205">Honestly, </text:span><text:span text:style-name="T206">you were pretty reckless</text:span><text:span text:style-name="T205">. </text:span><text:span text:style-name="T206">If they caught you…</text:span><text:span text:style-name="T205">”</text:span></text:p>
      <text:p text:style-name="P22"><text:tab/>“<text:span text:style-name="T329">Where are we going?” Whimsy asked as she followed Sandy around the base.</text:span></text:p>
      <text:p text:style-name="P22"><text:tab/>“<text:span text:style-name="T330">We need experience but all of the good sources ran away yesterday.” Sandy answered while inspecting one of the daggers left behind. The bandits took everything they could with them but there had been a larger stockpile of cheap weapons than they could carry off. “We’re going hunting.”</text:span></text:p>
      <text:p text:style-name="P22"><text:tab/>“<text:span text:style-name="T331">Bandits are going to teach us something?”</text:span></text:p>
      <text:p text:style-name="P22"><text:tab/>“<text:span text:style-name="T332">What?” Sandy stared at Whimsy dumbfounded, “Experience, we’re getting experience. You know, what you get from killing things that let’s you level up?” Seeing Whimsy blank look she continued, “You’re an outsider? You should have gotten some yesterday when you killed Bryon. Do you remember that?”</text:span></text:p>
      <text:p text:style-name="P22"><text:tab/>“<text:span text:style-name="T333">You mean his soul?”</text:span></text:p>
      <text:p text:style-name="P23"><text:tab/>“<text:span text:style-name="T333">Uh, no. I’ve heard that outsider came from worlds without a natural order but they are made part of Verdant Sphere. I don’t know what this means.” Sandy said, “Let’s just focus on the task at hand.”</text:span></text:p>
      <text:p text:style-name="P24"><text:span text:style-name="T333"><text:tab/></text:span><text:span text:style-name="T126">“</text:span><text:span text:style-name="T127">What is she talking about?” </text:span><text:span text:style-name="T334">Whimsy directed at Mal as she followed Sandy out of the encampment.</text:span></text:p>
      <text:p text:style-name="P24"><text:span text:style-name="T334"><text:tab/></text:span><text:span text:style-name="T127">“</text:span><text:span text:style-name="T128">I told you,</text:span><text:span text:style-name="T127"> this world has a system. </text:span><text:span text:style-name="T128">It’s artificial and was created with magic woven through it to govern the natural laws.” </text:span><text:span text:style-name="T335">Mal chuckled, </text:span><text:span text:style-name="T128">“</text:span><text:span text:style-name="T129">It was actually inspired by video games of all things. Regardless, you are the only thing here not bound to it. It will be interesting to see what the consequences of that will be, but one of them is that you don’t gain experience. Instead you eat souls to gain power.”</text:span></text:p>
      <text:p text:style-name="P24"><text:span text:style-name="T129"><text:tab/>“</text:span><text:span text:style-name="T130">Lovely.” </text:span><text:span text:style-name="T336">Whimsy thought. “Hey what’s your story?”</text:span></text:p>
      <text:p text:style-name="P24"><text:tab/>“<text:span text:style-name="T337">My story?” Sandy said, “Nothing special. I’m just another street urchin turned adventurer.”</text:span></text:p>
      <text:p text:style-name="P24"><text:tab/>“<text:span text:style-name="T338">That’s it?”</text:span></text:p>
      <text:p text:style-name="P32"><text:span text:style-name="T205"><text:tab/>“</text:span><text:span text:style-name="T207">What were you expecting?”</text:span></text:p>
      <text:h text:style-name="P37" text:outline-level="1">Chapter 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01:33:29.840995597</meta:creation-date>
    <meta:generator>LibreOffice/6.0.7.3$Linux_X86_64 LibreOffice_project/00m0$Build-3</meta:generator>
    <dc:date>2021-05-17T15:57:57.980230380</dc:date>
    <meta:editing-duration>P8DT8H21M25S</meta:editing-duration>
    <meta:editing-cycles>554</meta:editing-cycles>
    <meta:document-statistic meta:table-count="0" meta:image-count="0" meta:object-count="0" meta:page-count="15" meta:paragraph-count="201" meta:word-count="5997" meta:character-count="33184" meta:non-whitespace-character-count="27187"/>
  </office:meta>
</office:document-meta>
</file>